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97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97cm" fo:border="none"/>
    </style:style>
    <style:style style:name="tf2" style:family="table">
      <style:table-properties style:width="17cm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97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97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97cm" fo:border="none"/>
    </style:style>
    <style:style style:name="tml0" style:family="table">
      <style:table-properties style:width="17cm" table:align="margins"/>
    </style:style>
    <style:style style:name="tml0.A" style:family="table-column">
      <style:table-column-properties style:column-width="17cm" style:rel-column-width="65535*"/>
    </style:style>
    <style:style style:name="tml0.A1" style:family="table-cell">
      <style:table-cell-properties fo:padding="0.097cm" fo:border="none"/>
    </style:style>
    <style:style style:name="tml1" style:family="table">
      <style:table-properties style:width="17cm" table:align="margins"/>
    </style:style>
    <style:style style:name="tml1.A" style:family="table-column">
      <style:table-column-properties style:column-width="17cm" style:rel-column-width="65535*"/>
    </style:style>
    <style:style style:name="tml1.A1" style:family="table-cell">
      <style:table-cell-properties fo:padding="0.097cm" fo:border="none"/>
    </style:style>
    <style:style style:name="tml2" style:family="table">
      <style:table-properties style:width="17cm" table:align="margins"/>
    </style:style>
    <style:style style:name="tml2.A" style:family="table-column">
      <style:table-column-properties style:column-width="17cm" style:rel-column-width="65535*"/>
    </style:style>
    <style:style style:name="tml2.A1" style:family="table-cell">
      <style:table-cell-properties fo:padding="0.097cm" fo:border="none"/>
    </style:style>
    <style:style style:name="tml3" style:family="table">
      <style:table-properties style:width="17cm" table:align="margins"/>
    </style:style>
    <style:style style:name="tml3.A" style:family="table-column">
      <style:table-column-properties style:column-width="17cm" style:rel-column-width="65535*"/>
    </style:style>
    <style:style style:name="tml3.A1" style:family="table-cell">
      <style:table-cell-properties fo:padding="0.097cm" fo:border="none"/>
    </style:style>
    <style:style style:name="tml4" style:family="table">
      <style:table-properties style:width="17cm" table:align="margins"/>
    </style:style>
    <style:style style:name="tml4.A" style:family="table-column">
      <style:table-column-properties style:column-width="17cm" style:rel-column-width="65535*"/>
    </style:style>
    <style:style style:name="tml4.A1" style:family="table-cell">
      <style:table-cell-properties fo:padding="0.097cm" fo:border="none"/>
    </style:style>
    <style:style style:name="t0" style:family="table">
      <style:table-properties style:width="17cm" table:align="margins" style:may-break-between-rows="false" style:writing-mode="lr-tb"/>
    </style:style>
    <style:style style:name="t0.A" style:family="table-column">
      <style:table-column-properties style:column-width="4.249cm" style:rel-column-width="16383*"/>
    </style:style>
    <style:style style:name="t0.D" style:family="table-column">
      <style:table-column-properties style:column-width="4.251cm" style:rel-column-width="16386*"/>
    </style:style>
    <style:style style:name="t0.A1" style:family="table-cell">
      <style:table-cell-properties fo:padding="0.097cm" fo:border-left="none" fo:border-right="none" fo:border-top="none" fo:border-bottom="0.002cm solid #000000"/>
    </style:style>
    <style:style style:name="t0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0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0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0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0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0.4" style:family="table-row">
      <style:table-row-properties style:min-row-height="0.942cm"/>
    </style:style>
    <style:style style:name="t0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0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0.A11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0.B11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" style:family="table">
      <style:table-properties style:width="17cm" table:align="margins" style:may-break-between-rows="false" style:writing-mode="lr-tb"/>
    </style:style>
    <style:style style:name="t1.A" style:family="table-column">
      <style:table-column-properties style:column-width="4.249cm" style:rel-column-width="16383*"/>
    </style:style>
    <style:style style:name="t1.D" style:family="table-column">
      <style:table-column-properties style:column-width="4.251cm" style:rel-column-width="16386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1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1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1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.4" style:family="table-row">
      <style:table-row-properties style:min-row-height="0.942cm"/>
    </style:style>
    <style:style style:name="t1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" style:family="table">
      <style:table-properties style:width="17cm" table:align="margins" style:may-break-between-rows="false" style:writing-mode="lr-tb"/>
    </style:style>
    <style:style style:name="t2.A" style:family="table-column">
      <style:table-column-properties style:column-width="4.249cm" style:rel-column-width="16383*"/>
    </style:style>
    <style:style style:name="t2.D" style:family="table-column">
      <style:table-column-properties style:column-width="4.251cm" style:rel-column-width="16386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2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2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2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2.4" style:family="table-row">
      <style:table-row-properties style:min-row-height="0.942cm"/>
    </style:style>
    <style:style style:name="t2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.A11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.B11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3" style:family="table">
      <style:table-properties style:width="17cm" table:align="margins" style:may-break-between-rows="false" style:writing-mode="lr-tb"/>
    </style:style>
    <style:style style:name="t3.A" style:family="table-column">
      <style:table-column-properties style:column-width="4.249cm" style:rel-column-width="16383*"/>
    </style:style>
    <style:style style:name="t3.D" style:family="table-column">
      <style:table-column-properties style:column-width="4.251cm" style:rel-column-width="16386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3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3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3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3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3.4" style:family="table-row">
      <style:table-row-properties style:min-row-height="0.942cm"/>
    </style:style>
    <style:style style:name="t3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3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3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3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4" style:family="table">
      <style:table-properties style:width="17cm" table:align="margins" style:may-break-between-rows="false" style:writing-mode="lr-tb"/>
    </style:style>
    <style:style style:name="t4.A" style:family="table-column">
      <style:table-column-properties style:column-width="4.249cm" style:rel-column-width="16383*"/>
    </style:style>
    <style:style style:name="t4.D" style:family="table-column">
      <style:table-column-properties style:column-width="4.251cm" style:rel-column-width="16386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4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4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4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4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4.4" style:family="table-row">
      <style:table-row-properties style:min-row-height="0.942cm"/>
    </style:style>
    <style:style style:name="t4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4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4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4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5" style:family="table">
      <style:table-properties style:width="17cm" table:align="margins" style:may-break-between-rows="false" style:writing-mode="lr-tb"/>
    </style:style>
    <style:style style:name="t5.A" style:family="table-column">
      <style:table-column-properties style:column-width="4.249cm" style:rel-column-width="16383*"/>
    </style:style>
    <style:style style:name="t5.D" style:family="table-column">
      <style:table-column-properties style:column-width="4.251cm" style:rel-column-width="16386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5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5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5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5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5.4" style:family="table-row">
      <style:table-row-properties style:min-row-height="0.942cm"/>
    </style:style>
    <style:style style:name="t5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5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5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5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6" style:family="table">
      <style:table-properties style:width="17cm" table:align="margins" style:may-break-between-rows="false" style:writing-mode="lr-tb"/>
    </style:style>
    <style:style style:name="t6.A" style:family="table-column">
      <style:table-column-properties style:column-width="4.249cm" style:rel-column-width="16383*"/>
    </style:style>
    <style:style style:name="t6.D" style:family="table-column">
      <style:table-column-properties style:column-width="4.251cm" style:rel-column-width="16386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6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6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6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6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6.4" style:family="table-row">
      <style:table-row-properties style:min-row-height="0.942cm"/>
    </style:style>
    <style:style style:name="t6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6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6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6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7" style:family="table">
      <style:table-properties style:width="17cm" table:align="margins" style:may-break-between-rows="false" style:writing-mode="lr-tb"/>
    </style:style>
    <style:style style:name="t7.A" style:family="table-column">
      <style:table-column-properties style:column-width="4.249cm" style:rel-column-width="16383*"/>
    </style:style>
    <style:style style:name="t7.D" style:family="table-column">
      <style:table-column-properties style:column-width="4.251cm" style:rel-column-width="16386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7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7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7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7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7.4" style:family="table-row">
      <style:table-row-properties style:min-row-height="0.942cm"/>
    </style:style>
    <style:style style:name="t7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7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7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7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8" style:family="table">
      <style:table-properties style:width="17cm" table:align="margins" style:may-break-between-rows="false" style:writing-mode="lr-tb"/>
    </style:style>
    <style:style style:name="t8.A" style:family="table-column">
      <style:table-column-properties style:column-width="4.249cm" style:rel-column-width="16383*"/>
    </style:style>
    <style:style style:name="t8.D" style:family="table-column">
      <style:table-column-properties style:column-width="4.251cm" style:rel-column-width="16386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8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8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8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8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8.4" style:family="table-row">
      <style:table-row-properties style:min-row-height="0.942cm"/>
    </style:style>
    <style:style style:name="t8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8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8.A12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8.B12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3.851cm" style:rel-column-width="14843*"/>
    </style:style>
    <style:style style:name="t9.B" style:family="table-column">
      <style:table-column-properties style:column-width="1.815cm" style:rel-column-width="6996*"/>
    </style:style>
    <style:style style:name="t9.C" style:family="table-column">
      <style:table-column-properties style:column-width="2.835cm" style:rel-column-width="10927*"/>
    </style:style>
    <style:style style:name="t9.D" style:family="table-column">
      <style:table-column-properties style:column-width="2.833cm" style:rel-column-width="10920*"/>
    </style:style>
    <style:style style:name="t9.F" style:family="table-column">
      <style:table-column-properties style:column-width="2.835cm" style:rel-column-width="10929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9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9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9.8" style:family="table-row">
      <style:table-row-properties style:min-row-height="0.942cm"/>
    </style:style>
    <style:style style:name="t9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0" style:family="table">
      <style:table-properties style:width="17cm" fo:break-before="page" table:align="margins" style:may-break-between-rows="false" style:writing-mode="lr-tb"/>
    </style:style>
    <style:style style:name="t10.A" style:family="table-column">
      <style:table-column-properties style:column-width="3.851cm" style:rel-column-width="14843*"/>
    </style:style>
    <style:style style:name="t10.B" style:family="table-column">
      <style:table-column-properties style:column-width="1.815cm" style:rel-column-width="6996*"/>
    </style:style>
    <style:style style:name="t10.C" style:family="table-column">
      <style:table-column-properties style:column-width="2.835cm" style:rel-column-width="10927*"/>
    </style:style>
    <style:style style:name="t10.D" style:family="table-column">
      <style:table-column-properties style:column-width="2.833cm" style:rel-column-width="10920*"/>
    </style:style>
    <style:style style:name="t10.F" style:family="table-column">
      <style:table-column-properties style:column-width="2.835cm" style:rel-column-width="10929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0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10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0.8" style:family="table-row">
      <style:table-row-properties style:min-row-height="0.942cm"/>
    </style:style>
    <style:style style:name="t10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7cm" table:align="margins" style:may-break-between-rows="false" style:writing-mode="lr-tb"/>
    </style:style>
    <style:style style:name="t11.A" style:family="table-column">
      <style:table-column-properties style:column-width="4.249cm" style:rel-column-width="16383*"/>
    </style:style>
    <style:style style:name="t11.D" style:family="table-column">
      <style:table-column-properties style:column-width="4.251cm" style:rel-column-width="16386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A2" style:family="table-cell">
      <style:table-cell-properties fo:background-color="transparent" fo:padding="0.097cm" fo:border-left="0.088cm solid #000000" fo:border-right="0.035cm solid #000000" fo:border-top="0.088cm solid #000000" fo:border-bottom="0.035cm solid #000000">
        <style:background-image/>
      </style:table-cell-properties>
    </style:style>
    <style:style style:name="t11.B2" style:family="table-cell">
      <style:table-cell-properties fo:background-color="transparent" fo:padding="0.097cm" fo:border-left="0.035cm solid #000000" fo:border-right="none" fo:border-top="0.088cm solid #000000" fo:border-bottom="0.035cm solid #000000">
        <style:background-image/>
      </style:table-cell-properties>
    </style:style>
    <style:style style:name="t11.C2" style:family="table-cell">
      <style:table-cell-properties fo:background-color="transparent" fo:padding="0.097cm" fo:border-left="0.035cm solid #000000" fo:border-right="0.088cm solid #000000" fo:border-top="0.088cm solid #000000" fo:border-bottom="0.035cm solid #000000">
        <style:background-image/>
      </style:table-cell-properties>
    </style:style>
    <style:style style:name="t11.C3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1.D3" style:family="table-cell">
      <style:table-cell-properties fo:background-color="transparent" fo:padding="0.097cm" fo:border-left="0.035cm solid #000000" fo:border-right="0.088cm solid #000000" fo:border-top="none" fo:border-bottom="0.035cm solid #000000">
        <style:background-image/>
      </style:table-cell-properties>
    </style:style>
    <style:style style:name="t11.A4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1.B4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1.D4" style:family="table-cell">
      <style:table-cell-properties style:vertical-align="middle" fo:background-color="transparent" fo:padding="0.097cm" fo:border-left="0.035cm solid #000000" fo:border-right="0.088cm solid #000000" fo:border-top="none" fo:border-bottom="0.088cm solid #000000">
        <style:background-image/>
      </style:table-cell-properties>
    </style:style>
    <style:style style:name="t11.7" style:family="table-row">
      <style:table-row-properties style:min-row-height="0.942cm"/>
    </style:style>
    <style:style style:name="t11.A7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88cm solid #000000">
        <style:background-image/>
      </style:table-cell-properties>
    </style:style>
    <style:style style:name="t11.B7" style:family="table-cell">
      <style:table-cell-properties style:vertical-align="middle" fo:background-color="transparent" fo:padding="0.097cm" fo:border-left="0.035cm solid #000000" fo:border-right="none" fo:border-top="none" fo:border-bottom="0.088cm solid #000000">
        <style:background-image/>
      </style:table-cell-properties>
    </style:style>
    <style:style style:name="t12" style:family="table">
      <style:table-properties style:width="17cm" table:align="margins" style:may-break-between-rows="false" style:writing-mode="lr-tb"/>
    </style:style>
    <style:style style:name="t12.A" style:family="table-column">
      <style:table-column-properties style:column-width="4.249cm" style:rel-column-width="16383*"/>
    </style:style>
    <style:style style:name="t12.D" style:family="table-column">
      <style:table-column-properties style:column-width="4.251cm" style:rel-column-width="16386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A2" style:family="table-cell">
      <style:table-cell-properties fo:background-color="transparent" fo:padding="0.097cm" fo:border-left="0.088cm solid #000000" fo:border-right="0.035cm solid #000000" fo:border-top="0.088cm solid #000000" fo:border-bottom="0.035cm solid #000000">
        <style:background-image/>
      </style:table-cell-properties>
    </style:style>
    <style:style style:name="t12.B2" style:family="table-cell">
      <style:table-cell-properties fo:background-color="transparent" fo:padding="0.097cm" fo:border-left="0.035cm solid #000000" fo:border-right="none" fo:border-top="0.088cm solid #000000" fo:border-bottom="0.035cm solid #000000">
        <style:background-image/>
      </style:table-cell-properties>
    </style:style>
    <style:style style:name="t12.C2" style:family="table-cell">
      <style:table-cell-properties fo:background-color="transparent" fo:padding="0.097cm" fo:border-left="0.035cm solid #000000" fo:border-right="0.088cm solid #000000" fo:border-top="0.088cm solid #000000" fo:border-bottom="0.035cm solid #000000">
        <style:background-image/>
      </style:table-cell-properties>
    </style:style>
    <style:style style:name="t12.C3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2.D3" style:family="table-cell">
      <style:table-cell-properties fo:background-color="transparent" fo:padding="0.097cm" fo:border-left="0.035cm solid #000000" fo:border-right="0.088cm solid #000000" fo:border-top="none" fo:border-bottom="0.035cm solid #000000">
        <style:background-image/>
      </style:table-cell-properties>
    </style:style>
    <style:style style:name="t12.A4" style:family="table-cell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2.B4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2.D4" style:family="table-cell">
      <style:table-cell-properties style:vertical-align="middle" fo:background-color="transparent" fo:padding="0.097cm" fo:border-left="0.035cm solid #000000" fo:border-right="0.088cm solid #000000" fo:border-top="none" fo:border-bottom="0.088cm solid #000000">
        <style:background-image/>
      </style:table-cell-properties>
    </style:style>
    <style:style style:name="t12.A5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2.7" style:family="table-row">
      <style:table-row-properties style:min-row-height="0.942cm"/>
    </style:style>
    <style:style style:name="t12.A7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88cm solid #000000">
        <style:background-image/>
      </style:table-cell-properties>
    </style:style>
    <style:style style:name="t12.B7" style:family="table-cell">
      <style:table-cell-properties style:vertical-align="middle" fo:background-color="transparent" fo:padding="0.097cm" fo:border-left="0.035cm solid #000000" fo:border-right="none" fo:border-top="none" fo:border-bottom="0.088cm solid #000000">
        <style:background-image/>
      </style:table-cell-properties>
    </style:style>
    <style:style style:name="t13" style:family="table">
      <style:table-properties style:width="17cm" table:align="margins" style:may-break-between-rows="false" style:writing-mode="lr-tb"/>
    </style:style>
    <style:style style:name="t13.A" style:family="table-column">
      <style:table-column-properties style:column-width="4.249cm" style:rel-column-width="16383*"/>
    </style:style>
    <style:style style:name="t13.D" style:family="table-column">
      <style:table-column-properties style:column-width="4.251cm" style:rel-column-width="16386*"/>
    </style:style>
    <style:style style:name="t13.A1" style:family="table-cell">
      <style:table-cell-properties fo:padding="0.097cm" fo:border-left="none" fo:border-right="none" fo:border-top="none" fo:border-bottom="0.002cm solid #000000"/>
    </style:style>
    <style:style style:name="t13.A2" style:family="table-cell">
      <style:table-cell-properties fo:background-color="transparent" fo:padding="0.097cm" fo:border-left="0.088cm solid #000000" fo:border-right="0.035cm solid #000000" fo:border-top="0.088cm solid #000000" fo:border-bottom="0.035cm solid #000000">
        <style:background-image/>
      </style:table-cell-properties>
    </style:style>
    <style:style style:name="t13.B2" style:family="table-cell">
      <style:table-cell-properties fo:background-color="transparent" fo:padding="0.097cm" fo:border-left="0.035cm solid #000000" fo:border-right="none" fo:border-top="0.088cm solid #000000" fo:border-bottom="0.035cm solid #000000">
        <style:background-image/>
      </style:table-cell-properties>
    </style:style>
    <style:style style:name="t13.C2" style:family="table-cell">
      <style:table-cell-properties fo:background-color="transparent" fo:padding="0.097cm" fo:border-left="0.035cm solid #000000" fo:border-right="0.088cm solid #000000" fo:border-top="0.088cm solid #000000" fo:border-bottom="0.035cm solid #000000">
        <style:background-image/>
      </style:table-cell-properties>
    </style:style>
    <style:style style:name="t13.C3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3.D3" style:family="table-cell">
      <style:table-cell-properties fo:background-color="transparent" fo:padding="0.097cm" fo:border-left="0.035cm solid #000000" fo:border-right="0.088cm solid #000000" fo:border-top="none" fo:border-bottom="0.035cm solid #000000">
        <style:background-image/>
      </style:table-cell-properties>
    </style:style>
    <style:style style:name="t13.A4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3.B4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3.D4" style:family="table-cell">
      <style:table-cell-properties style:vertical-align="middle" fo:background-color="transparent" fo:padding="0.097cm" fo:border-left="0.035cm solid #000000" fo:border-right="0.088cm solid #000000" fo:border-top="none" fo:border-bottom="0.088cm solid #000000">
        <style:background-image/>
      </style:table-cell-properties>
    </style:style>
    <style:style style:name="t13.A7" style:family="table-cell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3.9" style:family="table-row">
      <style:table-row-properties style:min-row-height="0.942cm"/>
    </style:style>
    <style:style style:name="t13.A9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88cm solid #000000">
        <style:background-image/>
      </style:table-cell-properties>
    </style:style>
    <style:style style:name="t13.B9" style:family="table-cell">
      <style:table-cell-properties style:vertical-align="middle" fo:background-color="transparent" fo:padding="0.097cm" fo:border-left="0.035cm solid #000000" fo:border-right="none" fo:border-top="none" fo:border-bottom="0.088cm solid #000000">
        <style:background-image/>
      </style:table-cell-properties>
    </style:style>
    <style:style style:name="t14" style:family="table">
      <style:table-properties style:width="17cm" table:align="margins" style:may-break-between-rows="false" style:writing-mode="lr-tb"/>
    </style:style>
    <style:style style:name="t14.A" style:family="table-column">
      <style:table-column-properties style:column-width="4.249cm" style:rel-column-width="16383*"/>
    </style:style>
    <style:style style:name="t14.D" style:family="table-column">
      <style:table-column-properties style:column-width="4.251cm" style:rel-column-width="16386*"/>
    </style:style>
    <style:style style:name="t14.A1" style:family="table-cell">
      <style:table-cell-properties fo:padding="0.097cm" fo:border-left="none" fo:border-right="none" fo:border-top="none" fo:border-bottom="0.002cm solid #000000"/>
    </style:style>
    <style:style style:name="t14.A2" style:family="table-cell">
      <style:table-cell-properties fo:background-color="transparent" fo:padding="0.097cm" fo:border-left="0.088cm solid #000000" fo:border-right="0.035cm solid #000000" fo:border-top="0.088cm solid #000000" fo:border-bottom="0.035cm solid #000000">
        <style:background-image/>
      </style:table-cell-properties>
    </style:style>
    <style:style style:name="t14.B2" style:family="table-cell">
      <style:table-cell-properties fo:background-color="transparent" fo:padding="0.097cm" fo:border-left="0.035cm solid #000000" fo:border-right="none" fo:border-top="0.088cm solid #000000" fo:border-bottom="0.035cm solid #000000">
        <style:background-image/>
      </style:table-cell-properties>
    </style:style>
    <style:style style:name="t14.C2" style:family="table-cell">
      <style:table-cell-properties fo:background-color="transparent" fo:padding="0.097cm" fo:border-left="0.035cm solid #000000" fo:border-right="0.088cm solid #000000" fo:border-top="0.088cm solid #000000" fo:border-bottom="0.035cm solid #000000">
        <style:background-image/>
      </style:table-cell-properties>
    </style:style>
    <style:style style:name="t14.C3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4.D3" style:family="table-cell">
      <style:table-cell-properties fo:background-color="transparent" fo:padding="0.097cm" fo:border-left="0.035cm solid #000000" fo:border-right="0.088cm solid #000000" fo:border-top="none" fo:border-bottom="0.035cm solid #000000">
        <style:background-image/>
      </style:table-cell-properties>
    </style:style>
    <style:style style:name="t14.A4" style:family="table-cell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4.B4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4.D4" style:family="table-cell">
      <style:table-cell-properties style:vertical-align="middle" fo:background-color="transparent" fo:padding="0.097cm" fo:border-left="0.035cm solid #000000" fo:border-right="0.088cm solid #000000" fo:border-top="none" fo:border-bottom="0.088cm solid #000000">
        <style:background-image/>
      </style:table-cell-properties>
    </style:style>
    <style:style style:name="t14.A5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4.8" style:family="table-row">
      <style:table-row-properties style:min-row-height="0.942cm"/>
    </style:style>
    <style:style style:name="t14.A8" style:family="table-cell">
      <style:table-cell-properties style:vertical-align="middle" fo:background-color="transparent" fo:padding="0.097cm" fo:border-left="0.088cm solid #000000" fo:border-right="0.035cm solid #000000" fo:border-top="none" fo:border-bottom="0.088cm solid #000000">
        <style:background-image/>
      </style:table-cell-properties>
    </style:style>
    <style:style style:name="t14.B8" style:family="table-cell">
      <style:table-cell-properties style:vertical-align="middle" fo:background-color="transparent" fo:padding="0.097cm" fo:border-left="0.035cm solid #000000" fo:border-right="none" fo:border-top="none" fo:border-bottom="0.088cm solid #000000">
        <style:background-image/>
      </style:table-cell-properties>
    </style:style>
    <style:style style:name="t15" style:family="table">
      <style:table-properties style:width="17cm" table:align="margins" style:may-break-between-rows="false" style:writing-mode="lr-tb"/>
    </style:style>
    <style:style style:name="t15.A" style:family="table-column">
      <style:table-column-properties style:column-width="4.249cm" style:rel-column-width="16383*"/>
    </style:style>
    <style:style style:name="t15.D" style:family="table-column">
      <style:table-column-properties style:column-width="4.251cm" style:rel-column-width="16386*"/>
    </style:style>
    <style:style style:name="t15.A1" style:family="table-cell">
      <style:table-cell-properties fo:padding="0.097cm" fo:border-left="none" fo:border-right="none" fo:border-top="none" fo:border-bottom="0.002cm solid #000000"/>
    </style:style>
    <style:style style:name="t15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5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5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5.C3" style:family="table-cell">
      <style:table-cell-properties fo:padding="0.097cm" fo:border-left="0.035cm solid #000000" fo:border-right="none" fo:border-top="none" fo:border-bottom="0.035cm solid #000000"/>
    </style:style>
    <style:style style:name="t15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5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5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5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5.8" style:family="table-row">
      <style:table-row-properties style:min-row-height="0.942cm"/>
    </style:style>
    <style:style style:name="t15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5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6" style:family="table">
      <style:table-properties style:width="17cm" table:align="margins" style:may-break-between-rows="false" style:writing-mode="lr-tb"/>
    </style:style>
    <style:style style:name="t16.A" style:family="table-column">
      <style:table-column-properties style:column-width="4.249cm" style:rel-column-width="16383*"/>
    </style:style>
    <style:style style:name="t16.D" style:family="table-column">
      <style:table-column-properties style:column-width="4.251cm" style:rel-column-width="16386*"/>
    </style:style>
    <style:style style:name="t16.A1" style:family="table-cell">
      <style:table-cell-properties fo:padding="0.097cm" fo:border-left="none" fo:border-right="none" fo:border-top="none" fo:border-bottom="0.002cm solid #000000"/>
    </style:style>
    <style:style style:name="t16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6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6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6.C3" style:family="table-cell">
      <style:table-cell-properties fo:padding="0.097cm" fo:border-left="0.035cm solid #000000" fo:border-right="none" fo:border-top="none" fo:border-bottom="0.035cm solid #000000"/>
    </style:style>
    <style:style style:name="t16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6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6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6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6.8" style:family="table-row">
      <style:table-row-properties style:min-row-height="0.942cm"/>
    </style:style>
    <style:style style:name="t16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6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7" style:family="table">
      <style:table-properties style:width="17cm" table:align="margins" style:may-break-between-rows="false" style:writing-mode="lr-tb"/>
    </style:style>
    <style:style style:name="t17.A" style:family="table-column">
      <style:table-column-properties style:column-width="4.249cm" style:rel-column-width="16383*"/>
    </style:style>
    <style:style style:name="t17.D" style:family="table-column">
      <style:table-column-properties style:column-width="4.251cm" style:rel-column-width="16386*"/>
    </style:style>
    <style:style style:name="t17.A1" style:family="table-cell">
      <style:table-cell-properties fo:padding="0.097cm" fo:border-left="none" fo:border-right="none" fo:border-top="none" fo:border-bottom="0.002cm solid #000000"/>
    </style:style>
    <style:style style:name="t17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7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7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7.C3" style:family="table-cell">
      <style:table-cell-properties fo:padding="0.097cm" fo:border-left="0.035cm solid #000000" fo:border-right="none" fo:border-top="none" fo:border-bottom="0.035cm solid #000000"/>
    </style:style>
    <style:style style:name="t17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7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7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7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7.7" style:family="table-row">
      <style:table-row-properties style:min-row-height="0.942cm"/>
    </style:style>
    <style:style style:name="t17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7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8" style:family="table">
      <style:table-properties style:width="17cm" table:align="margins" style:may-break-between-rows="false" style:writing-mode="lr-tb"/>
    </style:style>
    <style:style style:name="t18.A" style:family="table-column">
      <style:table-column-properties style:column-width="4.249cm" style:rel-column-width="16383*"/>
    </style:style>
    <style:style style:name="t18.D" style:family="table-column">
      <style:table-column-properties style:column-width="4.251cm" style:rel-column-width="16386*"/>
    </style:style>
    <style:style style:name="t18.A1" style:family="table-cell">
      <style:table-cell-properties fo:padding="0.097cm" fo:border-left="none" fo:border-right="none" fo:border-top="none" fo:border-bottom="0.002cm solid #000000"/>
    </style:style>
    <style:style style:name="t18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8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8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8.C3" style:family="table-cell">
      <style:table-cell-properties fo:padding="0.097cm" fo:border-left="0.035cm solid #000000" fo:border-right="none" fo:border-top="none" fo:border-bottom="0.035cm solid #000000"/>
    </style:style>
    <style:style style:name="t18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8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8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8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8.7" style:family="table-row">
      <style:table-row-properties style:min-row-height="0.942cm"/>
    </style:style>
    <style:style style:name="t18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8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9" style:family="table">
      <style:table-properties style:width="17cm" table:align="margins" style:may-break-between-rows="false" style:writing-mode="lr-tb"/>
    </style:style>
    <style:style style:name="t19.A" style:family="table-column">
      <style:table-column-properties style:column-width="4.249cm" style:rel-column-width="16383*"/>
    </style:style>
    <style:style style:name="t19.D" style:family="table-column">
      <style:table-column-properties style:column-width="4.251cm" style:rel-column-width="16386*"/>
    </style:style>
    <style:style style:name="t19.A1" style:family="table-cell">
      <style:table-cell-properties fo:padding="0.097cm" fo:border-left="none" fo:border-right="none" fo:border-top="none" fo:border-bottom="0.002cm solid #000000"/>
    </style:style>
    <style:style style:name="t1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9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9.C3" style:family="table-cell">
      <style:table-cell-properties fo:padding="0.097cm" fo:border-left="0.035cm solid #000000" fo:border-right="none" fo:border-top="none" fo:border-bottom="0.035cm solid #000000"/>
    </style:style>
    <style:style style:name="t19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9.A4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9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9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9.8" style:family="table-row">
      <style:table-row-properties style:min-row-height="0.942cm"/>
    </style:style>
    <style:style style:name="t19.A8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style:snap-to-layout-gri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2pt" fo:language="en" fo:country="US" style:font-size-asian="12pt" style:font-size-complex="12pt"/>
    </style:style>
    <style:style style:name="P4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text-properties style:font-name="Arial" fo:font-size="11pt" fo:language="en" fo:country="US" style:text-underline-style="solid" style:text-underline-width="auto" style:text-underline-color="font-color" style:font-size-asian="11pt" style:font-size-complex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9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0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22" style:family="paragraph" style:parent-style-name="Основной_20_текст_20_2">
      <style:paragraph-properties fo:margin-left="0cm" fo:margin-right="1.625cm" fo:text-align="start" style:justify-single-word="false" fo:text-indent="0cm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3" style:family="paragraph" style:parent-style-name="Основной_20_текст_20_2">
      <style:paragraph-properties fo:margin-left="0cm" fo:margin-right="1.625cm" fo:text-align="start" style:justify-single-word="false" fo:text-indent="0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7" style:family="paragraph" style:parent-style-name="Footer">
      <style:paragraph-properties fo:margin-left="-0.123cm" fo:margin-right="0.06cm" fo:text-align="center" style:justify-single-word="false" fo:text-indent="0cm" style:auto-text-indent="false" style:snap-to-layout-grid="false"/>
      <style:text-properties style:font-name="Arial" fo:font-size="12pt" style:font-size-asian="12pt" style:font-size-complex="11pt"/>
    </style:style>
    <style:style style:name="P28" style:family="paragraph" style:parent-style-name="Footer">
      <style:paragraph-properties fo:margin-left="-0.123cm" fo:margin-right="0.06cm" fo:text-align="center" style:justify-single-word="false" fo:text-indent="0cm" style:auto-text-indent="false" style:snap-to-layout-grid="false"/>
      <style:text-properties style:font-name="Arial" fo:font-size="12pt" style:font-size-asian="12pt" style:font-size-complex="12pt"/>
    </style:style>
    <style:style style:name="P29" style:family="paragraph" style:parent-style-name="Footer">
      <style:paragraph-properties fo:margin-left="-0.123cm" fo:margin-right="0.06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30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0.751cm" fo:margin-right="0cm" fo:text-align="start" style:justify-single-word="false" fo:text-indent="-0.751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751cm" fo:margin-right="0cm" fo:text-align="start" style:justify-single-word="false" fo:text-indent="-0.751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1.173cm" fo:text-align="start" style:justify-single-word="false" fo:text-indent="0cm" style:auto-text-indent="false" fo:break-before="pag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34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Arial" fo:font-size="12pt" style:font-size-asian="12pt" style:font-size-complex="12pt"/>
    </style:style>
    <style:style style:name="P35" style:family="paragraph" style:parent-style-name="Standard">
      <style:paragraph-properties loext:contextual-spacing="false" fo:margin-left="0cm" fo:margin-right="-0.191cm" fo:margin-top="0.106cm" fo:margin-bottom="0.106cm" fo:text-align="center" style:justify-single-word="false" fo:text-indent="0cm" style:auto-text-indent="false" style:snap-to-layout-grid="false"/>
      <style:text-properties style:font-name="Arial" fo:font-size="12pt" fo:language="ru" fo:country="RU" style:font-size-asian="12pt" style:font-size-complex="12pt"/>
    </style:style>
    <style:style style:name="P36" style:family="paragraph" style:parent-style-name="Standard">
      <style:paragraph-properties loext:contextual-spacing="false" fo:margin-left="0cm" fo:margin-right="-0.191cm" fo:margin-top="0.106cm" fo:margin-bottom="0.106cm" fo:text-align="center" style:justify-single-word="false" fo:text-indent="0cm" style:auto-text-indent="false" style:snap-to-layout-grid="false"/>
      <style:text-properties style:font-name="Arial" fo:font-size="12pt" style:font-size-asian="12pt" style:font-size-complex="12pt"/>
    </style:style>
    <style:style style:name="P37" style:family="paragraph" style:parent-style-name="Standard">
      <style:paragraph-properties loext:contextual-spacing="false" fo:margin-left="0cm" fo:margin-right="-0.191cm" fo:margin-top="0.106cm" fo:margin-bottom="0.106cm" fo:text-align="center" style:justify-single-word="false" fo:text-indent="0cm" style:auto-text-indent="false" style:snap-to-layout-grid="false"/>
      <style:text-properties style:font-name="Arial" fo:font-size="12pt" fo:language="en" fo:country="US" style:font-size-asian="12pt" style:font-size-complex="12pt"/>
    </style:style>
    <style:style style:name="P38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9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40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41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635cm" fo:margin-right="0cm" fo:text-indent="-0.635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size-complex="11pt"/>
    </style:style>
    <style:style style:name="P43" style:family="paragraph" style:parent-style-name="Standard" style:master-page-name="">
      <style:paragraph-properties fo:margin-left="0cm" fo:margin-right="0cm" fo:line-height="100%" fo:orphans="2" fo:widows="2" fo:hyphenation-ladder-count="no-limit" fo:text-indent="1.349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4" style:family="paragraph" style:parent-style-name="Standard" style:master-page-name="">
      <style:paragraph-properties fo:margin-left="0cm" fo:margin-right="-0.462cm" fo:line-height="100%" fo:text-align="justify" style:justify-single-word="false" fo:orphans="2" fo:widows="2" fo:hyphenation-ladder-count="no-limit" fo:text-indent="1.323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5" style:family="paragraph" style:parent-style-name="Standard">
      <style:paragraph-properties fo:margin-left="1.249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46" style:family="paragraph" style:parent-style-name="Standard" style:master-page-name="">
      <style:paragraph-properties fo:margin-left="0.026cm" fo:margin-right="0cm" fo:orphans="2" fo:widows="2" fo:hyphenation-ladder-count="no-limit" fo:text-indent="1.19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7" style:family="paragraph" style:parent-style-name="Standard" style:master-page-name="">
      <style:paragraph-properties fo:margin-left="0cm" fo:margin-right="0cm" fo:orphans="2" fo:widows="2" fo:hyphenation-ladder-count="no-limit" fo:text-indent="1.244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8" style:family="paragraph" style:parent-style-name="Text_20_body">
      <style:text-properties style:font-name="Arial" fo:font-size="11pt" style:font-size-asian="11pt" style:font-size-complex="11pt"/>
    </style:style>
    <style:style style:name="P49" style:family="paragraph" style:parent-style-name="Standard">
      <style:paragraph-properties fo:margin-left="0.035cm" fo:margin-right="0.741cm" fo:text-align="start" style:justify-single-word="false" fo:text-indent="0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50" style:family="paragraph" style:parent-style-name="Standard" style:master-page-name="">
      <style:paragraph-properties fo:margin-left="-0.026cm" fo:margin-right="0cm" fo:line-height="100%" fo:text-align="justify" style:justify-single-word="false" fo:orphans="2" fo:widows="2" fo:hyphenation-ladder-count="no-limit" fo:text-indent="1.376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-0.026cm" fo:margin-right="0cm" fo:line-height="100%" fo:text-align="justify" style:justify-single-word="false" fo:orphans="2" fo:widows="2" fo:hyphenation-ladder-count="no-limit" fo:text-indent="1.349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/>
    </style:style>
    <style:style style:name="T5" style:family="text">
      <style:text-properties fo:language="en" fo:country="US" style:font-name-asian="Symbol" style:font-name-complex="Symbol"/>
    </style:style>
    <style:style style:name="T6" style:family="text">
      <style:text-properties fo:language="en" fo:country="US" fo:font-style="italic" style:font-style-asian="italic" style:font-name-complex="Symbol" style:font-style-complex="italic"/>
    </style:style>
    <style:style style:name="T7" style:family="text">
      <style:text-properties fo:language="en" fo:country="US" fo:font-style="italic" style:font-style-asian="italic" style:font-name-complex="Tahoma" style:font-style-complex="italic"/>
    </style:style>
    <style:style style:name="T8" style:family="text">
      <style:text-properties fo:language="ru" fo:country="RU"/>
    </style:style>
    <style:style style:name="T9" style:family="text">
      <style:text-properties style:text-underline-style="none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-asian="Times New Roman" style:font-name-complex="Times New Roman"/>
    </style:style>
    <style:style style:name="T12" style:family="text">
      <style:text-properties style:text-position="super 58%" fo:language="en" fo:country="US"/>
    </style:style>
    <style:style style:name="T13" style:family="text">
      <style:text-properties style:font-name="Symbol" style:font-name-complex="Symbol"/>
    </style:style>
    <style:style style:name="T14" style:family="text">
      <style:text-properties style:font-name="Symbol" style:font-name-asian="Symbol" style:font-name-complex="Symbol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9" style:family="text">
      <style:text-properties style:text-position="sub 58%" fo:language="en" fo:country="US" style:font-name-asian="Times New Roman" style:font-name-complex="Times New Roman"/>
    </style:style>
    <style:style style:name="T20" style:family="text">
      <style:text-properties style:text-position="sub 58%" fo:language="en" fo:country="US" style:font-name-complex="Tahoma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3" style:family="text">
      <style:text-properties style:font-name-complex="Symbol"/>
    </style:style>
    <style:style style:name="T24" style:family="text">
      <style:text-properties style:font-name-asian="Symbol"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 style:font-name-asian="Times New Roman" style:font-name-complex="Times New Roman"/>
    </style:style>
    <style:style style:name="T45" style:family="text">
      <style:text-properties style:text-position="0% 100%" fo:language="en" fo:country="US"/>
    </style:style>
    <style:style style:name="T46" style:family="text">
      <style:text-properties style:text-position="0% 100%" fo:language="ru" fo:country="RU"/>
    </style:style>
    <style:style style:name="T47" style:family="text">
      <style:text-properties style:font-name-asian="Arial" style:font-name-complex="Arial"/>
    </style:style>
    <style:style style:name="T48" style:family="text">
      <style:text-properties style:font-name-complex="Arial"/>
    </style:style>
    <style:style style:name="T49" style:family="text">
      <style:text-properties style:text-underline-style="solid" style:text-underline-width="auto" style:text-underline-color="font-color" style:font-name-complex="Arial"/>
    </style:style>
    <style:style style:name="T50" style:family="text">
      <style:text-properties fo:color="#ffffff"/>
    </style:style>
    <style:style style:name="T51" style:family="text">
      <style:text-properties fo:color="#ffffff" style:font-name-complex="Arial"/>
    </style:style>
    <style:style style:name="T52" style:family="text">
      <style:text-properties fo:color="#ffffff" style:text-underline-style="solid" style:text-underline-width="auto" style:text-underline-color="font-color"/>
    </style:style>
    <style:style style:name="T53" style:family="text">
      <style:text-properties fo:color="#ffffff" style:text-underline-style="solid" style:text-underline-width="auto" style:text-underline-color="font-color" style:font-name-complex="Arial"/>
    </style:style>
    <style:style style:name="T54" style:family="text">
      <style:text-properties fo:color="#000000"/>
    </style:style>
    <style:style style:name="T55" style:family="text">
      <style:text-properties fo:color="#000000" fo:font-style="italic" style:font-style-asian="italic"/>
    </style:style>
    <style:style style:name="T56" style:family="text">
      <style:text-properties fo:color="#000000" style:font-name-asian="Times New Roman" style:font-name-complex="Times New Roman"/>
    </style:style>
    <style:style style:name="T57" style:family="text">
      <style:text-properties fo:color="#000000" fo:language="en" fo:country="US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РОТОКОЛ № </text:p>
      <text:p text:style-name="P7"><text:span text:style-name="T48">поверки дозиметра-радиометра типа МКС-1117М зав. № </text:span><text:span text:style-name="T49"><text:s/></text:span><text:span text:style-name="T3">17634</text:span><text:span text:style-name="T49"> </text:span><text:span text:style-name="T48"><text:s/></text:span><text:span text:style-name="T51">.</text:span><text:span text:style-name="T48"> </text:span></text:p>
      <text:p text:style-name="P7"><text:span text:style-name="T48">принадлежащего </text:span><text:span text:style-name="T53">.</text:span><text:span text:style-name="T49"> <text:s text:c="105"/></text:span><text:span text:style-name="T53">.</text:span></text:p>
      <text:p text:style-name="P48">Поверка проводилась РУП «БелГИМ» (отдел измерений ионизирующих излучений)</text:p>
      <text:p text:style-name="P6"><text:span text:style-name="T48">Поверка проводилась в нормальных климатических условиях при Т=</text:span>___<text:span text:style-name="T48"> </text:span><text:span text:style-name="T23"></text:span><text:span text:style-name="T48">С,</text:span></text:p>
      <text:p text:style-name="P48">Р=___ мм рт ст, отн. влажн.___%, согласно методике, изложенной в МП. МН.1396-2004</text:p>
      <text:p text:style-name="P8"/>
      <text:p text:style-name="P10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3">- образцовая дозиметрическая поверочная установка УДГ-АТ110 №013 с источниками <text:span text:style-name="T26">2</text:span><text:span text:style-name="T28">-го</text:span> <text:s text:c="8"/>разряда из радионуклида цезий-137 и с погрешностью аттестации 5%,св. № 210/<text:span text:style-name="T1">1426-2018</text:span> <text:s text:c="3"/>от <text:s text:c="3"/><text:span text:style-name="T1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3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1">4 </text:span>%,св. № 210/ <text:span text:style-name="T1">1427-2018</text:span> <text:s text:c="2"/>от <text:span text:style-name="T1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4">- установка<text:span text:style-name="T52">(6)</text:span><text:span text:style-name="T54">УПН –</text:span><text:span text:style-name="T50"> </text:span><text:span text:style-name="T54">АТ140 №001 с комплектом плутоний-бериллиевых источников</text:span><text:span text:style-name="T55"> </text:span><text:span text:style-name="T54">быстрых нейтронов: ИБН-8-6 №010, ИБН-8-3 №027 и с погрешностью аттестации </text:span><text:span text:style-name="T56">±</text:span><text:span text:style-name="T54">5%, св. <text:s/>№ 210-</text:span><text:span text:style-name="T57">1508</text:span><text:span text:style-name="T54">/</text:span><text:span text:style-name="T57">18</text:span><text:span text:style-name="T54"> от </text:span><text:span text:style-name="T57">06.11.2018</text:span><text:span text:style-name="T54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50">- образцовые альфа-источники из радионуклида плутоний-239 типа 4П9, 5П9, 6П9 с <text:s text:c="3"/>погрешностью аттестации <text:span text:style-name="T23"></text:span>6%,св.№<text:span text:style-name="T8">МН0105687-4818</text:span><text:span text:style-name="T1"> </text:span><text:span text:style-name="T8">д</text:span>о <text:span text:style-name="T8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51">- образцовые бета-источники из радионуклида стронций-90 + иттрий-90 типа 4С0, 5С0, <text:s text:c="2"/>6С0 с погрешностью аттестации <text:span text:style-name="T23"></text:span>6% , св. №МН0100818-4818<text:span text:style-name="T1"> </text:span><text:span text:style-name="T8">д</text:span>о <text:span text:style-name="T8">18.04.20</text:span>, РУП «БелГим»<text:span text:style-name="T52"> </text:span></text:p>
          </table:table-cell>
        </table:table-row>
      </table:table>
      <text:p text:style-name="P10"/>
      <text:p text:style-name="P5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45">-- МД рентгеновского и γ - излучения – от <text:span text:style-name="T8">$g_minмк</text:span><text:span text:style-name="T46">Зв/ч</text:span> до <text:span text:style-name="T1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5">-- плотности потока α – частиц – от <text:span text:style-name="T1">$a_min</text:span> до <text:span text:style-name="T45">$a_max</text:span> мин<text:span text:style-name="T10">-1</text:span>см<text:span text:style-name="T10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5">-- плотности потока β – частиц – от <text:span text:style-name="T1">$b_min</text:span> до <text:span text:style-name="T45">$b_max</text:span> мин<text:span text:style-name="T10">-1</text:span>см<text:span text:style-name="T10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6">– МД нейтронного излучения от <text:span text:style-name="T45">$mdn_min</text:span> до <text:span text:style-name="T45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7">– плотности потока нейтронного излучения от <text:span text:style-name="T45">$ppn_min</text:span> до <text:span text:style-name="T45">$ppn_max</text:span> с<text:span text:style-name="T10">-1</text:span><text:span text:style-name="T43">·с</text:span>м<text:span text:style-name="T10">-2</text:span></text:p>
          </table:table-cell>
        </table:table-row>
      </table:table>
      <text:p text:style-name="P52"/>
      <text:p text:style-name="P8">Проведение поверки:</text:p>
      <text:p text:style-name="P42"><text:span text:style-name="T47"><text:s text:c="12"/></text:span><text:span text:style-name="T48">Внешний осмотр ________________________________________________________</text:span></text:p>
      <text:p text:style-name="P42"><text:span text:style-name="T47"><text:s text:c="12"/></text:span><text:span text:style-name="T48">Опробование и проверка работоспособности: </text:span></text:p>
      <text:p text:style-name="Text_20_body"/>
      <text:p text:style-name="Text_20_body"/>
      <table:table table:name="t0" table:style-name="t0">
        <table:table-column table:style-name="t0.A" table:number-columns-repeated="3"/>
        <table:table-column table:style-name="t0.D"/>
        <text:soft-page-break/>
        <table:table-row>
          <table:table-cell table:style-name="t0.A1" table:number-columns-spanned="4" office:value-type="string">
            <text:p text:style-name="P24"/>
            <text:p text:style-name="P22">Проверка основной относительной погрешности измерения мощности дозы с блоком БДКГ-01 зав. №<text:span text:style-name="T9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0.A2" table:number-rows-spanned="2" office:value-type="string">
            <text:p text:style-name="P27">Мощность дозы в контрольной точке</text:p>
          </table:table-cell>
          <table:table-cell table:style-name="t0.B2" table:number-rows-spanned="2" office:value-type="string">
            <text:p text:style-name="P20">Измерен<text:span text:style-name="T8">ая</text:span> мощности дозы в контрольной точке</text:p>
          </table:table-cell>
          <table:table-cell table:style-name="t0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0.C3" office:value-type="string">
            <text:p text:style-name="P1">при поверке</text:p>
          </table:table-cell>
          <table:table-cell table:style-name="t0.D3" office:value-type="string">
            <text:p text:style-name="P1">по ТУ, <text:line-break/>не более</text:p>
          </table:table-cell>
        </table:table-row>
        <table:table-row table:style-name="t0.4">
          <table:table-cell table:style-name="t0.A4" office:value-type="string">
            <text:p text:style-name="P1">0,7 мкЗв/ч</text:p>
          </table:table-cell>
          <table:table-cell table:style-name="t0.C3" office:value-type="string">
            <text:p text:style-name="P3">$0-00</text:p>
          </table:table-cell>
          <table:table-cell table:style-name="t0.C3" office:value-type="string">
            <text:p text:style-name="P3">$0-10</text:p>
          </table:table-cell>
          <table:table-cell table:style-name="t0.D4" table:number-rows-spanned="8" office:value-type="string">
            <text:p text:style-name="P1">±<text:span text:style-name="T1">15</text:span></text:p>
          </table:table-cell>
        </table:table-row>
        <table:table-row table:style-name="t0.4">
          <table:table-cell table:style-name="t0.A4" office:value-type="string">
            <text:p text:style-name="P1">7 мкЗв/ч</text:p>
          </table:table-cell>
          <table:table-cell table:style-name="t0.C3" office:value-type="string">
            <text:p text:style-name="P3">$0-01</text:p>
          </table:table-cell>
          <table:table-cell table:style-name="t0.C3" office:value-type="string">
            <text:p text:style-name="P3">$0-11</text:p>
          </table:table-cell>
          <table:covered-table-cell/>
        </table:table-row>
        <table:table-row table:style-name="t0.4">
          <table:table-cell table:style-name="t0.A4" office:value-type="string">
            <text:p text:style-name="P1">70 мкЗв/ч</text:p>
          </table:table-cell>
          <table:table-cell table:style-name="t0.C3" office:value-type="string">
            <text:p text:style-name="P3">$0-02</text:p>
          </table:table-cell>
          <table:table-cell table:style-name="t0.C3" office:value-type="string">
            <text:p text:style-name="P3">$0-12</text:p>
          </table:table-cell>
          <table:covered-table-cell/>
        </table:table-row>
        <table:table-row table:style-name="t0.4">
          <table:table-cell table:style-name="t0.A4" office:value-type="string">
            <text:p text:style-name="P1">0.7 мЗв/ч</text:p>
          </table:table-cell>
          <table:table-cell table:style-name="t0.C3" office:value-type="string">
            <text:p text:style-name="P3">$0-03</text:p>
          </table:table-cell>
          <table:table-cell table:style-name="t0.C3" office:value-type="string">
            <text:p text:style-name="P3">$0-13</text:p>
          </table:table-cell>
          <table:covered-table-cell/>
        </table:table-row>
        <table:table-row table:style-name="t0.4">
          <table:table-cell table:style-name="t0.A4" office:value-type="string">
            <text:p text:style-name="P1">7,0 мЗв/ч</text:p>
          </table:table-cell>
          <table:table-cell table:style-name="t0.C3" office:value-type="string">
            <text:p text:style-name="P3">$0-04</text:p>
          </table:table-cell>
          <table:table-cell table:style-name="t0.C3" office:value-type="string">
            <text:p text:style-name="P3">$0-14</text:p>
          </table:table-cell>
          <table:covered-table-cell/>
        </table:table-row>
        <table:table-row table:style-name="t0.4">
          <table:table-cell table:style-name="t0.A4" office:value-type="string">
            <text:p text:style-name="P1">70 мЗв/ч</text:p>
          </table:table-cell>
          <table:table-cell table:style-name="t0.C3" office:value-type="string">
            <text:p text:style-name="P3">$0-05</text:p>
          </table:table-cell>
          <table:table-cell table:style-name="t0.C3" office:value-type="string">
            <text:p text:style-name="P3">$0-15</text:p>
          </table:table-cell>
          <table:covered-table-cell/>
        </table:table-row>
        <table:table-row table:style-name="t0.4">
          <table:table-cell table:style-name="t0.A4" office:value-type="string">
            <text:p text:style-name="P1">0,7 Зв/ч</text:p>
          </table:table-cell>
          <table:table-cell table:style-name="t0.C3" office:value-type="string">
            <text:p text:style-name="P3">$0-06</text:p>
          </table:table-cell>
          <table:table-cell table:style-name="t0.C3" office:value-type="string">
            <text:p text:style-name="P3">$0-16</text:p>
          </table:table-cell>
          <table:covered-table-cell/>
        </table:table-row>
        <table:table-row table:style-name="t0.4">
          <table:table-cell table:style-name="t0.A11" office:value-type="string">
            <text:p text:style-name="P1">7,<text:span text:style-name="T1">0</text:span> Зв/ч</text:p>
          </table:table-cell>
          <table:table-cell table:style-name="t0.B11" office:value-type="string">
            <text:p text:style-name="P3">$0-07</text:p>
          </table:table-cell>
          <table:table-cell table:style-name="t0.B11" office:value-type="string">
            <text:p text:style-name="P3">$0-17</text:p>
          </table:table-cell>
          <table:covered-table-cell/>
        </table:table-row>
      </table:table>
      <table:table table:name="t1" table:style-name="t1">
        <table:table-column table:style-name="t1.A" table:number-columns-repeated="3"/>
        <table:table-column table:style-name="t1.D"/>
        <table:table-row>
          <table:table-cell table:style-name="t1.A1" table:number-columns-spanned="4" office:value-type="string">
            <text:p text:style-name="P22">Проверка основной относительной погрешности измерения мощности дозы с блоком БДКГ-0<text:span text:style-name="T1">3</text:span> зав. №<text:span text:style-name="T9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28">Мощность дозы в контрольной точке</text:p>
          </table:table-cell>
          <table:table-cell table:style-name="t1.B2" table:number-rows-spanned="2" office:value-type="string">
            <text:p text:style-name="P20">Измерен<text:span text:style-name="T8">ая</text:span> мощности дозы в контрольной точке</text:p>
          </table:table-cell>
          <table:table-cell table:style-name="t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.C3" office:value-type="string">
            <text:p text:style-name="P1">при поверке</text:p>
          </table:table-cell>
          <table:table-cell table:style-name="t1.D3" office:value-type="string">
            <text:p text:style-name="P1">по ТУ, <text:line-break/>не более</text:p>
          </table:table-cell>
        </table:table-row>
        <table:table-row table:style-name="t1.4">
          <table:table-cell table:style-name="t1.A4" office:value-type="string">
            <text:p text:style-name="P12"><text:span text:style-name="T1">0,07</text:span> мкЗв/ч</text:p>
          </table:table-cell>
          <table:table-cell table:style-name="t1.C3" office:value-type="string">
            <text:p text:style-name="P3">$1-00</text:p>
          </table:table-cell>
          <table:table-cell table:style-name="t1.C3" office:value-type="string">
            <text:p text:style-name="P3">$1-10</text:p>
          </table:table-cell>
          <table:table-cell table:style-name="t1.D4" table:number-rows-spanned="5" office:value-type="string">
            <text:p text:style-name="P1">±<text:span text:style-name="T1">20</text:span></text:p>
          </table:table-cell>
        </table:table-row>
        <table:table-row table:style-name="t1.4">
          <table:table-cell table:style-name="t1.A4" office:value-type="string">
            <text:p text:style-name="P12">0,7 мкЗв/ч</text:p>
          </table:table-cell>
          <table:table-cell table:style-name="t1.C3" office:value-type="string">
            <text:p text:style-name="P3">$1-01</text:p>
          </table:table-cell>
          <table:table-cell table:style-name="t1.C3" office:value-type="string">
            <text:p text:style-name="P3">$1-11</text:p>
          </table:table-cell>
          <table:covered-table-cell/>
        </table:table-row>
        <table:table-row table:style-name="t1.4">
          <table:table-cell table:style-name="t1.A4" office:value-type="string">
            <text:p text:style-name="P12">7 мкЗв/ч</text:p>
          </table:table-cell>
          <table:table-cell table:style-name="t1.C3" office:value-type="string">
            <text:p text:style-name="P3">$1-02</text:p>
          </table:table-cell>
          <table:table-cell table:style-name="t1.C3" office:value-type="string">
            <text:p text:style-name="P3">$1-12</text:p>
          </table:table-cell>
          <table:covered-table-cell/>
        </table:table-row>
        <table:table-row table:style-name="t1.4">
          <table:table-cell table:style-name="t1.A4" office:value-type="string">
            <text:p text:style-name="P12">70 мкЗв/ч</text:p>
          </table:table-cell>
          <table:table-cell table:style-name="t1.C3" office:value-type="string">
            <text:p text:style-name="P3">$1-03</text:p>
          </table:table-cell>
          <table:table-cell table:style-name="t1.C3" office:value-type="string">
            <text:p text:style-name="P3">$1-13</text:p>
          </table:table-cell>
          <table:covered-table-cell/>
        </table:table-row>
        <table:table-row table:style-name="t1.4">
          <table:table-cell table:style-name="t1.A8" office:value-type="string">
            <text:p text:style-name="P12"><text:span text:style-name="T8">240</text:span> <text:span text:style-name="T8">мкЗв</text:span>/ч</text:p>
          </table:table-cell>
          <table:table-cell table:style-name="t1.B8" office:value-type="string">
            <text:p text:style-name="P3">$1-04</text:p>
          </table:table-cell>
          <table:table-cell table:style-name="t1.B8" office:value-type="string">
            <text:p text:style-name="P3">$1-14</text:p>
          </table:table-cell>
          <table:covered-table-cell/>
        </table:table-row>
      </table:table>
      <table:table table:name="t2" table:style-name="t2">
        <table:table-column table:style-name="t2.A" table:number-columns-repeated="3"/>
        <table:table-column table:style-name="t2.D"/>
        <text:soft-page-break/>
        <table:table-row>
          <table:table-cell table:style-name="t2.A1" table:number-columns-spanned="4" office:value-type="string">
            <text:p text:style-name="P22">Проверка основной относительной погрешности измерения мощности дозы с блоком БДКГ-0<text:span text:style-name="T1">4</text:span> зав. №<text:span text:style-name="T9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2.A2" table:number-rows-spanned="2" office:value-type="string">
            <text:p text:style-name="P29">Мощность дозы в контрольной точке</text:p>
          </table:table-cell>
          <table:table-cell table:style-name="t2.B2" table:number-rows-spanned="2" office:value-type="string">
            <text:p text:style-name="P21">Измерен<text:span text:style-name="T8">ая</text:span> мощности дозы в контрольной точке</text:p>
          </table:table-cell>
          <table:table-cell table:style-name="t2.C2" table:number-columns-spanned="2" office:value-type="string">
            <text:p text:style-name="P15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2.C3" office:value-type="string">
            <text:p text:style-name="P15">при поверке</text:p>
          </table:table-cell>
          <table:table-cell table:style-name="t2.D3" office:value-type="string">
            <text:p text:style-name="P15">по ТУ, <text:line-break/>не более</text:p>
          </table:table-cell>
        </table:table-row>
        <table:table-row table:style-name="t2.4">
          <table:table-cell table:style-name="t2.A4" office:value-type="string">
            <text:p text:style-name="P15">0,7 мкЗв/ч</text:p>
          </table:table-cell>
          <table:table-cell table:style-name="t2.C3" office:value-type="string">
            <text:p text:style-name="P18">$2-00</text:p>
          </table:table-cell>
          <table:table-cell table:style-name="t2.C3" office:value-type="string">
            <text:p text:style-name="P18">$2-10</text:p>
          </table:table-cell>
          <table:table-cell table:style-name="t2.D4" table:number-rows-spanned="8" office:value-type="string">
            <text:p text:style-name="P15">±<text:span text:style-name="T1">15</text:span></text:p>
          </table:table-cell>
        </table:table-row>
        <table:table-row table:style-name="t2.4">
          <table:table-cell table:style-name="t2.A4" office:value-type="string">
            <text:p text:style-name="P15">7 мкЗв/ч</text:p>
          </table:table-cell>
          <table:table-cell table:style-name="t2.C3" office:value-type="string">
            <text:p text:style-name="P18">$2-01</text:p>
          </table:table-cell>
          <table:table-cell table:style-name="t2.C3" office:value-type="string">
            <text:p text:style-name="P18">$2-11</text:p>
          </table:table-cell>
          <table:covered-table-cell/>
        </table:table-row>
        <table:table-row table:style-name="t2.4">
          <table:table-cell table:style-name="t2.A4" office:value-type="string">
            <text:p text:style-name="P15">70 мкЗв/ч</text:p>
          </table:table-cell>
          <table:table-cell table:style-name="t2.C3" office:value-type="string">
            <text:p text:style-name="P18">$2-02</text:p>
          </table:table-cell>
          <table:table-cell table:style-name="t2.C3" office:value-type="string">
            <text:p text:style-name="P18">$2-12</text:p>
          </table:table-cell>
          <table:covered-table-cell/>
        </table:table-row>
        <table:table-row table:style-name="t2.4">
          <table:table-cell table:style-name="t2.A4" office:value-type="string">
            <text:p text:style-name="P15">0.7 мЗв/ч</text:p>
          </table:table-cell>
          <table:table-cell table:style-name="t2.C3" office:value-type="string">
            <text:p text:style-name="P18">$2-03</text:p>
          </table:table-cell>
          <table:table-cell table:style-name="t2.C3" office:value-type="string">
            <text:p text:style-name="P18">$2-13</text:p>
          </table:table-cell>
          <table:covered-table-cell/>
        </table:table-row>
        <table:table-row table:style-name="t2.4">
          <table:table-cell table:style-name="t2.A4" office:value-type="string">
            <text:p text:style-name="P15">7,0 мЗв/ч</text:p>
          </table:table-cell>
          <table:table-cell table:style-name="t2.C3" office:value-type="string">
            <text:p text:style-name="P18">$2-04</text:p>
          </table:table-cell>
          <table:table-cell table:style-name="t2.C3" office:value-type="string">
            <text:p text:style-name="P18">$2-14</text:p>
          </table:table-cell>
          <table:covered-table-cell/>
        </table:table-row>
        <table:table-row table:style-name="t2.4">
          <table:table-cell table:style-name="t2.A4" office:value-type="string">
            <text:p text:style-name="P15">70 мЗв/ч</text:p>
          </table:table-cell>
          <table:table-cell table:style-name="t2.C3" office:value-type="string">
            <text:p text:style-name="P18">$2-05</text:p>
          </table:table-cell>
          <table:table-cell table:style-name="t2.C3" office:value-type="string">
            <text:p text:style-name="P18">$2-15</text:p>
          </table:table-cell>
          <table:covered-table-cell/>
        </table:table-row>
        <table:table-row table:style-name="t2.4">
          <table:table-cell table:style-name="t2.A4" office:value-type="string">
            <text:p text:style-name="P15">0,7 Зв/ч</text:p>
          </table:table-cell>
          <table:table-cell table:style-name="t2.C3" office:value-type="string">
            <text:p text:style-name="P18">$2-06</text:p>
          </table:table-cell>
          <table:table-cell table:style-name="t2.C3" office:value-type="string">
            <text:p text:style-name="P18">$2-16</text:p>
          </table:table-cell>
          <table:covered-table-cell/>
        </table:table-row>
        <table:table-row table:style-name="t2.4">
          <table:table-cell table:style-name="t2.A11" office:value-type="string">
            <text:p text:style-name="P15">7,<text:span text:style-name="T1">0</text:span> Зв/ч</text:p>
          </table:table-cell>
          <table:table-cell table:style-name="t2.B11" office:value-type="string">
            <text:p text:style-name="P18">$2-07</text:p>
          </table:table-cell>
          <table:table-cell table:style-name="t2.B11" office:value-type="string">
            <text:p text:style-name="P18">$2-17</text:p>
          </table:table-cell>
          <table:covered-table-cell/>
        </table:table-row>
      </table:table>
      <table:table table:name="t3" table:style-name="t3">
        <table:table-column table:style-name="t3.A" table:number-columns-repeated="3"/>
        <table:table-column table:style-name="t3.D"/>
        <table:table-row>
          <table:table-cell table:style-name="t3.A1" table:number-columns-spanned="4" office:value-type="string">
            <text:p text:style-name="P22">Проверка основной относительной погрешности измерения мощности дозы с блоком БДКГ-0<text:span text:style-name="T1">5</text:span> зав. №<text:span text:style-name="T9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3.A2" table:number-rows-spanned="2" office:value-type="string">
            <text:p text:style-name="P28">Мощность дозы в контрольной точке</text:p>
          </table:table-cell>
          <table:table-cell table:style-name="t3.B2" table:number-rows-spanned="2" office:value-type="string">
            <text:p text:style-name="P20">Измерен<text:span text:style-name="T8">ая</text:span> мощности дозы в контрольной точке</text:p>
          </table:table-cell>
          <table:table-cell table:style-name="t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3.C3" office:value-type="string">
            <text:p text:style-name="P1">при поверке</text:p>
          </table:table-cell>
          <table:table-cell table:style-name="t3.D3" office:value-type="string">
            <text:p text:style-name="P1">по ТУ, <text:line-break/>не более</text:p>
          </table:table-cell>
        </table:table-row>
        <table:table-row table:style-name="t3.4">
          <table:table-cell table:style-name="t3.A4" office:value-type="string">
            <text:p text:style-name="P12"><text:span text:style-name="T1">0,07</text:span> мкЗв/ч</text:p>
          </table:table-cell>
          <table:table-cell table:style-name="t3.C3" office:value-type="string">
            <text:p text:style-name="P3">$3-00</text:p>
          </table:table-cell>
          <table:table-cell table:style-name="t3.C3" office:value-type="string">
            <text:p text:style-name="P3">$3-10</text:p>
          </table:table-cell>
          <table:table-cell table:style-name="t3.D4" table:number-rows-spanned="4" office:value-type="string">
            <text:p text:style-name="P1">±<text:span text:style-name="T1">15</text:span></text:p>
          </table:table-cell>
        </table:table-row>
        <table:table-row table:style-name="t3.4">
          <table:table-cell table:style-name="t3.A4" office:value-type="string">
            <text:p text:style-name="P12">0,7 мкЗв/ч</text:p>
          </table:table-cell>
          <table:table-cell table:style-name="t3.C3" office:value-type="string">
            <text:p text:style-name="P3">$3-01</text:p>
          </table:table-cell>
          <table:table-cell table:style-name="t3.C3" office:value-type="string">
            <text:p text:style-name="P3">$3-11</text:p>
          </table:table-cell>
          <table:covered-table-cell/>
        </table:table-row>
        <table:table-row table:style-name="t3.4">
          <table:table-cell table:style-name="t3.A4" office:value-type="string">
            <text:p text:style-name="P12">7 мкЗв/ч</text:p>
          </table:table-cell>
          <table:table-cell table:style-name="t3.C3" office:value-type="string">
            <text:p text:style-name="P3">$3-02</text:p>
          </table:table-cell>
          <table:table-cell table:style-name="t3.C3" office:value-type="string">
            <text:p text:style-name="P3">$3-12</text:p>
          </table:table-cell>
          <table:covered-table-cell/>
        </table:table-row>
        <table:table-row table:style-name="t3.4">
          <table:table-cell table:style-name="t3.A7" office:value-type="string">
            <text:p text:style-name="P12">70 мкЗв/ч</text:p>
          </table:table-cell>
          <table:table-cell table:style-name="t3.B7" office:value-type="string">
            <text:p text:style-name="P3">$3-03</text:p>
          </table:table-cell>
          <table:table-cell table:style-name="t3.B7" office:value-type="string">
            <text:p text:style-name="P3">$3-13</text:p>
          </table:table-cell>
          <table:covered-table-cell/>
        </table:table-row>
      </table:table>
      <table:table table:name="t4" table:style-name="t4">
        <table:table-column table:style-name="t4.A" table:number-columns-repeated="3"/>
        <table:table-column table:style-name="t4.D"/>
        <table:table-row>
          <table:table-cell table:style-name="t4.A1" table:number-columns-spanned="4" office:value-type="string">
            <text:p text:style-name="P23"/>
            <text:p text:style-name="P23">Проверка основной относительной погрешности измерения мощности дозы с блоком БДКГ-<text:span text:style-name="T1">11</text:span> зав. №<text:span text:style-name="T9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4.A2" table:number-rows-spanned="2" office:value-type="string">
            <text:p text:style-name="P28">Мощность дозы в контрольной точке</text:p>
          </table:table-cell>
          <table:table-cell table:style-name="t4.B2" table:number-rows-spanned="2" office:value-type="string">
            <text:p text:style-name="P20">Измерен<text:span text:style-name="T8">ая</text:span> мощности дозы в контрольной точке</text:p>
          </table:table-cell>
          <table:table-cell table:style-name="t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4.C3" office:value-type="string">
            <text:p text:style-name="P1">при поверке</text:p>
          </table:table-cell>
          <table:table-cell table:style-name="t4.D3" office:value-type="string">
            <text:p text:style-name="P1">по ТУ, <text:line-break/>не более</text:p>
          </table:table-cell>
        </table:table-row>
        <table:table-row table:style-name="t4.4">
          <table:table-cell table:style-name="t4.A4" office:value-type="string">
            <text:p text:style-name="P12"><text:span text:style-name="T1">0,07</text:span> мкЗв/ч</text:p>
          </table:table-cell>
          <table:table-cell table:style-name="t4.C3" office:value-type="string">
            <text:p text:style-name="P3">$4-00</text:p>
          </table:table-cell>
          <table:table-cell table:style-name="t4.C3" office:value-type="string">
            <text:p text:style-name="P3">$4-10</text:p>
          </table:table-cell>
          <table:table-cell table:style-name="t4.D4" table:number-rows-spanned="4" office:value-type="string">
            <text:p text:style-name="P1">±<text:span text:style-name="T1">15</text:span></text:p>
          </table:table-cell>
        </table:table-row>
        <table:table-row table:style-name="t4.4">
          <table:table-cell table:style-name="t4.A4" office:value-type="string">
            <text:p text:style-name="P12">0,7 мкЗв/ч</text:p>
          </table:table-cell>
          <table:table-cell table:style-name="t4.C3" office:value-type="string">
            <text:p text:style-name="P3">$4-01</text:p>
          </table:table-cell>
          <table:table-cell table:style-name="t4.C3" office:value-type="string">
            <text:p text:style-name="P3">$4-11</text:p>
          </table:table-cell>
          <table:covered-table-cell/>
        </table:table-row>
        <table:table-row table:style-name="t4.4">
          <table:table-cell table:style-name="t4.A4" office:value-type="string">
            <text:p text:style-name="P12">7 мкЗв/ч</text:p>
          </table:table-cell>
          <table:table-cell table:style-name="t4.C3" office:value-type="string">
            <text:p text:style-name="P3">$4-02</text:p>
          </table:table-cell>
          <table:table-cell table:style-name="t4.C3" office:value-type="string">
            <text:p text:style-name="P3">$4-12</text:p>
          </table:table-cell>
          <table:covered-table-cell/>
        </table:table-row>
        <table:table-row table:style-name="t4.4">
          <table:table-cell table:style-name="t4.A7" office:value-type="string">
            <text:p text:style-name="P12">70 мкЗв/ч</text:p>
          </table:table-cell>
          <table:table-cell table:style-name="t4.B7" office:value-type="string">
            <text:p text:style-name="P3">$4-03</text:p>
          </table:table-cell>
          <table:table-cell table:style-name="t4.B7" office:value-type="string">
            <text:p text:style-name="P3">$4-13</text:p>
          </table:table-cell>
          <table:covered-table-cell/>
        </table:table-row>
      </table:table>
      <table:table table:name="t5" table:style-name="t5">
        <table:table-column table:style-name="t5.A" table:number-columns-repeated="3"/>
        <table:table-column table:style-name="t5.D"/>
        <text:soft-page-break/>
        <table:table-row>
          <table:table-cell table:style-name="t5.A1" table:number-columns-spanned="4" office:value-type="string">
            <text:p text:style-name="P22">Проверка основной относительной погрешности измерения мощности дозы с блоком БДКГ-<text:span text:style-name="T1">17</text:span> зав. №<text:span text:style-name="T9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5.A2" table:number-rows-spanned="2" office:value-type="string">
            <text:p text:style-name="P28">Мощность дозы в контрольной точке</text:p>
          </table:table-cell>
          <table:table-cell table:style-name="t5.B2" table:number-rows-spanned="2" office:value-type="string">
            <text:p text:style-name="P20">Измерен<text:span text:style-name="T8">ая</text:span> мощности дозы в контрольной точке</text:p>
          </table:table-cell>
          <table:table-cell table:style-name="t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5.C3" office:value-type="string">
            <text:p text:style-name="P1">при поверке</text:p>
          </table:table-cell>
          <table:table-cell table:style-name="t5.D3" office:value-type="string">
            <text:p text:style-name="P1">по ТУ, <text:line-break/>не более</text:p>
          </table:table-cell>
        </table:table-row>
        <table:table-row table:style-name="t5.4">
          <table:table-cell table:style-name="t5.A4" office:value-type="string">
            <text:p text:style-name="P12"><text:span text:style-name="T1">7,0</text:span> мЗв/ч</text:p>
          </table:table-cell>
          <table:table-cell table:style-name="t5.C3" office:value-type="string">
            <text:p text:style-name="P3">$5-00</text:p>
          </table:table-cell>
          <table:table-cell table:style-name="t5.C3" office:value-type="string">
            <text:p text:style-name="P3">$5-10</text:p>
          </table:table-cell>
          <table:table-cell table:style-name="t5.D4" table:number-rows-spanned="5" office:value-type="string">
            <text:p text:style-name="P1">±<text:span text:style-name="T1">20</text:span></text:p>
          </table:table-cell>
        </table:table-row>
        <table:table-row table:style-name="t5.4">
          <table:table-cell table:style-name="t5.A4" office:value-type="string">
            <text:p text:style-name="P12">7<text:span text:style-name="T1">0</text:span> мЗв/ч</text:p>
          </table:table-cell>
          <table:table-cell table:style-name="t5.C3" office:value-type="string">
            <text:p text:style-name="P3">$5-01</text:p>
          </table:table-cell>
          <table:table-cell table:style-name="t5.C3" office:value-type="string">
            <text:p text:style-name="P3">$5-11</text:p>
          </table:table-cell>
          <table:covered-table-cell/>
        </table:table-row>
        <table:table-row table:style-name="t5.4">
          <table:table-cell table:style-name="t5.A4" office:value-type="string">
            <text:p text:style-name="P12"><text:span text:style-name="T1">0,</text:span>7 Зв/ч</text:p>
          </table:table-cell>
          <table:table-cell table:style-name="t5.C3" office:value-type="string">
            <text:p text:style-name="P3">$5-02</text:p>
          </table:table-cell>
          <table:table-cell table:style-name="t5.C3" office:value-type="string">
            <text:p text:style-name="P3">$5-12</text:p>
          </table:table-cell>
          <table:covered-table-cell/>
        </table:table-row>
        <table:table-row table:style-name="t5.4">
          <table:table-cell table:style-name="t5.A4" office:value-type="string">
            <text:p text:style-name="P12">7 Зв/ч</text:p>
          </table:table-cell>
          <table:table-cell table:style-name="t5.C3" office:value-type="string">
            <text:p text:style-name="P3">$5-03</text:p>
          </table:table-cell>
          <table:table-cell table:style-name="t5.C3" office:value-type="string">
            <text:p text:style-name="P3">$5-13</text:p>
          </table:table-cell>
          <table:covered-table-cell/>
        </table:table-row>
        <table:table-row table:style-name="t5.4">
          <table:table-cell table:style-name="t5.A8" office:value-type="string">
            <text:p text:style-name="P12"><text:span text:style-name="T1">30-70</text:span> Зв/ч</text:p>
          </table:table-cell>
          <table:table-cell table:style-name="t5.B8" office:value-type="string">
            <text:p text:style-name="P3">$5-04</text:p>
          </table:table-cell>
          <table:table-cell table:style-name="t5.B8" office:value-type="string">
            <text:p text:style-name="P3">$5-14</text:p>
          </table:table-cell>
          <table:covered-table-cell/>
        </table:table-row>
      </table:table>
      <table:table table:name="t6" table:style-name="t6">
        <table:table-column table:style-name="t6.A" table:number-columns-repeated="3"/>
        <table:table-column table:style-name="t6.D"/>
        <table:table-row>
          <table:table-cell table:style-name="t6.A1" table:number-columns-spanned="4" office:value-type="string">
            <text:p text:style-name="P22">Проверка основной относительной погрешности измерения мощности дозы с блоком БДКГ-<text:span text:style-name="T1">24</text:span> зав. №<text:span text:style-name="T9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6.A2" table:number-rows-spanned="2" office:value-type="string">
            <text:p text:style-name="P28">Мощность дозы в контрольной точке</text:p>
          </table:table-cell>
          <table:table-cell table:style-name="t6.B2" table:number-rows-spanned="2" office:value-type="string">
            <text:p text:style-name="P20">Измерен<text:span text:style-name="T8">ая</text:span> мощности дозы в контрольной точке</text:p>
          </table:table-cell>
          <table:table-cell table:style-name="t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6.C3" office:value-type="string">
            <text:p text:style-name="P1">при поверке</text:p>
          </table:table-cell>
          <table:table-cell table:style-name="t6.D3" office:value-type="string">
            <text:p text:style-name="P1">по ТУ, <text:line-break/>не более</text:p>
          </table:table-cell>
        </table:table-row>
        <table:table-row table:style-name="t6.4">
          <table:table-cell table:style-name="t6.A4" office:value-type="string">
            <text:p text:style-name="P12">0,7 мкЗв/ч</text:p>
          </table:table-cell>
          <table:table-cell table:style-name="t6.C3" office:value-type="string">
            <text:p text:style-name="P3">$6-00</text:p>
          </table:table-cell>
          <table:table-cell table:style-name="t6.C3" office:value-type="string">
            <text:p text:style-name="P3">$6-10</text:p>
          </table:table-cell>
          <table:table-cell table:style-name="t6.D4" table:number-rows-spanned="7" office:value-type="string">
            <text:p text:style-name="P1">±<text:span text:style-name="T1">15</text:span></text:p>
          </table:table-cell>
        </table:table-row>
        <table:table-row table:style-name="t6.4">
          <table:table-cell table:style-name="t6.A4" office:value-type="string">
            <text:p text:style-name="P12">7 мкЗв/ч</text:p>
          </table:table-cell>
          <table:table-cell table:style-name="t6.C3" office:value-type="string">
            <text:p text:style-name="P3">$6-01</text:p>
          </table:table-cell>
          <table:table-cell table:style-name="t6.C3" office:value-type="string">
            <text:p text:style-name="P3">$6-11</text:p>
          </table:table-cell>
          <table:covered-table-cell/>
        </table:table-row>
        <table:table-row table:style-name="t6.4">
          <table:table-cell table:style-name="t6.A4" office:value-type="string">
            <text:p text:style-name="P12">70 мкЗв/ч</text:p>
          </table:table-cell>
          <table:table-cell table:style-name="t6.C3" office:value-type="string">
            <text:p text:style-name="P3">$6-02</text:p>
          </table:table-cell>
          <table:table-cell table:style-name="t6.C3" office:value-type="string">
            <text:p text:style-name="P3">$6-12</text:p>
          </table:table-cell>
          <table:covered-table-cell/>
        </table:table-row>
        <table:table-row table:style-name="t6.4">
          <table:table-cell table:style-name="t6.A4" office:value-type="string">
            <text:p text:style-name="P12">0.7 мЗв/ч</text:p>
          </table:table-cell>
          <table:table-cell table:style-name="t6.C3" office:value-type="string">
            <text:p text:style-name="P3">$6-03</text:p>
          </table:table-cell>
          <table:table-cell table:style-name="t6.C3" office:value-type="string">
            <text:p text:style-name="P3">$6-13</text:p>
          </table:table-cell>
          <table:covered-table-cell/>
        </table:table-row>
        <table:table-row table:style-name="t6.4">
          <table:table-cell table:style-name="t6.A4" office:value-type="string">
            <text:p text:style-name="P12">7,0 мЗв/ч</text:p>
          </table:table-cell>
          <table:table-cell table:style-name="t6.C3" office:value-type="string">
            <text:p text:style-name="P3">$6-04</text:p>
          </table:table-cell>
          <table:table-cell table:style-name="t6.C3" office:value-type="string">
            <text:p text:style-name="P3">$6-14</text:p>
          </table:table-cell>
          <table:covered-table-cell/>
        </table:table-row>
        <table:table-row table:style-name="t6.4">
          <table:table-cell table:style-name="t6.A4" office:value-type="string">
            <text:p text:style-name="P12">70 мЗв/ч</text:p>
          </table:table-cell>
          <table:table-cell table:style-name="t6.C3" office:value-type="string">
            <text:p text:style-name="P3">$6-05</text:p>
          </table:table-cell>
          <table:table-cell table:style-name="t6.C3" office:value-type="string">
            <text:p text:style-name="P3">$6-15</text:p>
          </table:table-cell>
          <table:covered-table-cell/>
        </table:table-row>
        <table:table-row table:style-name="t6.4">
          <table:table-cell table:style-name="t6.A10" office:value-type="string">
            <text:p text:style-name="P12">0,7 Зв/ч</text:p>
          </table:table-cell>
          <table:table-cell table:style-name="t6.B10" office:value-type="string">
            <text:p text:style-name="P3">$6-06</text:p>
          </table:table-cell>
          <table:table-cell table:style-name="t6.B10" office:value-type="string">
            <text:p text:style-name="P3">$6-16</text:p>
          </table:table-cell>
          <table:covered-table-cell/>
        </table:table-row>
      </table:table>
      <table:table table:name="t7" table:style-name="t7">
        <table:table-column table:style-name="t7.A" table:number-columns-repeated="3"/>
        <table:table-column table:style-name="t7.D"/>
        <text:soft-page-break/>
        <table:table-row>
          <table:table-cell table:style-name="t7.A1" table:number-columns-spanned="4" office:value-type="string">
            <text:p text:style-name="P22">Проверка основной относительной погрешности измерения мощности дозы с блоком БДКГ-30 зав. №<text:span text:style-name="T9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7.A2" table:number-rows-spanned="2" office:value-type="string">
            <text:p text:style-name="P28">Мощность дозы в контрольной точке</text:p>
          </table:table-cell>
          <table:table-cell table:style-name="t7.B2" table:number-rows-spanned="2" office:value-type="string">
            <text:p text:style-name="P20">Измерен<text:span text:style-name="T8">ая</text:span> мощности дозы в контрольной точке</text:p>
          </table:table-cell>
          <table:table-cell table:style-name="t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7.C3" office:value-type="string">
            <text:p text:style-name="P1">при поверке</text:p>
          </table:table-cell>
          <table:table-cell table:style-name="t7.D3" office:value-type="string">
            <text:p text:style-name="P1">по ТУ, <text:line-break/>не более</text:p>
          </table:table-cell>
        </table:table-row>
        <table:table-row table:style-name="t7.4">
          <table:table-cell table:style-name="t7.A4" office:value-type="string">
            <text:p text:style-name="P12">0,<text:span text:style-name="T1">03</text:span> мк<text:span text:style-name="T8">Гр</text:span>/ч</text:p>
          </table:table-cell>
          <table:table-cell table:style-name="t7.C3" office:value-type="string">
            <text:p text:style-name="P3">$7-00</text:p>
          </table:table-cell>
          <table:table-cell table:style-name="t7.C3" office:value-type="string">
            <text:p text:style-name="P3">$7-10</text:p>
          </table:table-cell>
          <table:table-cell table:style-name="t7.D4" table:number-rows-spanned="7" office:value-type="string">
            <text:p text:style-name="P1">±<text:span text:style-name="T8">20</text:span></text:p>
          </table:table-cell>
        </table:table-row>
        <table:table-row table:style-name="t7.4">
          <table:table-cell table:style-name="t7.A4" office:value-type="string">
            <text:p text:style-name="P12">7 мк<text:span text:style-name="T8">Гр</text:span>/ч</text:p>
          </table:table-cell>
          <table:table-cell table:style-name="t7.C3" office:value-type="string">
            <text:p text:style-name="P3">$7-01</text:p>
          </table:table-cell>
          <table:table-cell table:style-name="t7.C3" office:value-type="string">
            <text:p text:style-name="P3">$7-11</text:p>
          </table:table-cell>
          <table:covered-table-cell/>
        </table:table-row>
        <table:table-row table:style-name="t7.4">
          <table:table-cell table:style-name="t7.A4" office:value-type="string">
            <text:p text:style-name="P12">70 мк<text:span text:style-name="T8">Гр</text:span>/ч</text:p>
          </table:table-cell>
          <table:table-cell table:style-name="t7.C3" office:value-type="string">
            <text:p text:style-name="P3">$7-02</text:p>
          </table:table-cell>
          <table:table-cell table:style-name="t7.C3" office:value-type="string">
            <text:p text:style-name="P3">$7-12</text:p>
          </table:table-cell>
          <table:covered-table-cell/>
        </table:table-row>
        <table:table-row table:style-name="t7.4">
          <table:table-cell table:style-name="t7.A4" office:value-type="string">
            <text:p text:style-name="P12">0.7 м<text:span text:style-name="T8">Гр</text:span>/ч</text:p>
          </table:table-cell>
          <table:table-cell table:style-name="t7.C3" office:value-type="string">
            <text:p text:style-name="P3">$7-03</text:p>
          </table:table-cell>
          <table:table-cell table:style-name="t7.C3" office:value-type="string">
            <text:p text:style-name="P3">$7-13</text:p>
          </table:table-cell>
          <table:covered-table-cell/>
        </table:table-row>
        <table:table-row table:style-name="t7.4">
          <table:table-cell table:style-name="t7.A4" office:value-type="string">
            <text:p text:style-name="P12">7,0 м<text:span text:style-name="T8">Гр</text:span>/ч</text:p>
          </table:table-cell>
          <table:table-cell table:style-name="t7.C3" office:value-type="string">
            <text:p text:style-name="P3">$7-04</text:p>
          </table:table-cell>
          <table:table-cell table:style-name="t7.C3" office:value-type="string">
            <text:p text:style-name="P3">$7-14</text:p>
          </table:table-cell>
          <table:covered-table-cell/>
        </table:table-row>
        <table:table-row table:style-name="t7.4">
          <table:table-cell table:style-name="t7.A4" office:value-type="string">
            <text:p text:style-name="P12">70 м<text:span text:style-name="T8">Гр</text:span>/ч</text:p>
          </table:table-cell>
          <table:table-cell table:style-name="t7.C3" office:value-type="string">
            <text:p text:style-name="P3">$7-05</text:p>
          </table:table-cell>
          <table:table-cell table:style-name="t7.C3" office:value-type="string">
            <text:p text:style-name="P3">$7-15</text:p>
          </table:table-cell>
          <table:covered-table-cell/>
        </table:table-row>
        <table:table-row table:style-name="t7.4">
          <table:table-cell table:style-name="t7.A10" office:value-type="string">
            <text:p text:style-name="P12">0,7 <text:span text:style-name="T8">Гр</text:span>/ч</text:p>
          </table:table-cell>
          <table:table-cell table:style-name="t7.B10" office:value-type="string">
            <text:p text:style-name="P3">$7-06</text:p>
          </table:table-cell>
          <table:table-cell table:style-name="t7.B10" office:value-type="string">
            <text:p text:style-name="P3">$7-16</text:p>
          </table:table-cell>
          <table:covered-table-cell/>
        </table:table-row>
      </table:table>
      <table:table table:name="t8" table:style-name="t8">
        <table:table-column table:style-name="t8.A" table:number-columns-repeated="3"/>
        <table:table-column table:style-name="t8.D"/>
        <table:table-row>
          <table:table-cell table:style-name="t8.A1" table:number-columns-spanned="4" office:value-type="string">
            <text:p text:style-name="P22">Проверка основной относительной погрешности измерения мощности дозы с блоком БДКГ-32 зав. №<text:span text:style-name="T9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8.A2" table:number-rows-spanned="2" office:value-type="string">
            <text:p text:style-name="P28">Мощность дозы в контрольной точке</text:p>
          </table:table-cell>
          <table:table-cell table:style-name="t8.B2" table:number-rows-spanned="2" office:value-type="string">
            <text:p text:style-name="P20">Измерен<text:span text:style-name="T8">ая</text:span> мощности дозы в контрольной точке</text:p>
          </table:table-cell>
          <table:table-cell table:style-name="t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8.C3" office:value-type="string">
            <text:p text:style-name="P1">при поверке</text:p>
          </table:table-cell>
          <table:table-cell table:style-name="t8.D3" office:value-type="string">
            <text:p text:style-name="P1">по ТУ, <text:line-break/>не более</text:p>
          </table:table-cell>
        </table:table-row>
        <table:table-row table:style-name="t8.4">
          <table:table-cell table:style-name="t8.A4" office:value-type="string">
            <text:p text:style-name="P12"><text:span text:style-name="T8">0,07</text:span> мкЗв/ч</text:p>
          </table:table-cell>
          <table:table-cell table:style-name="t8.C3" office:value-type="string">
            <text:p text:style-name="P3">$8-00</text:p>
          </table:table-cell>
          <table:table-cell table:style-name="t8.C3" office:value-type="string">
            <text:p text:style-name="P3">$8-10</text:p>
          </table:table-cell>
          <table:table-cell table:style-name="t8.D4" table:number-rows-spanned="9" office:value-type="string">
            <text:p text:style-name="P1">±<text:span text:style-name="T8">20</text:span></text:p>
          </table:table-cell>
        </table:table-row>
        <table:table-row table:style-name="t8.4">
          <table:table-cell table:style-name="t8.A4" office:value-type="string">
            <text:p text:style-name="P12">0,7 мкЗв/ч</text:p>
          </table:table-cell>
          <table:table-cell table:style-name="t8.C3" office:value-type="string">
            <text:p text:style-name="P3">$8-01</text:p>
          </table:table-cell>
          <table:table-cell table:style-name="t8.C3" office:value-type="string">
            <text:p text:style-name="P3">$8-11</text:p>
          </table:table-cell>
          <table:covered-table-cell/>
        </table:table-row>
        <table:table-row table:style-name="t8.4">
          <table:table-cell table:style-name="t8.A4" office:value-type="string">
            <text:p text:style-name="P12">7 мкЗв/ч</text:p>
          </table:table-cell>
          <table:table-cell table:style-name="t8.C3" office:value-type="string">
            <text:p text:style-name="P3">$8-02</text:p>
          </table:table-cell>
          <table:table-cell table:style-name="t8.C3" office:value-type="string">
            <text:p text:style-name="P3">$8-12</text:p>
          </table:table-cell>
          <table:covered-table-cell/>
        </table:table-row>
        <table:table-row table:style-name="t8.4">
          <table:table-cell table:style-name="t8.A4" office:value-type="string">
            <text:p text:style-name="P12">70 мкЗв/ч</text:p>
          </table:table-cell>
          <table:table-cell table:style-name="t8.C3" office:value-type="string">
            <text:p text:style-name="P3">$8-03</text:p>
          </table:table-cell>
          <table:table-cell table:style-name="t8.C3" office:value-type="string">
            <text:p text:style-name="P3">$8-13</text:p>
          </table:table-cell>
          <table:covered-table-cell/>
        </table:table-row>
        <table:table-row table:style-name="t8.4">
          <table:table-cell table:style-name="t8.A4" office:value-type="string">
            <text:p text:style-name="P12">0.7 мЗв/ч</text:p>
          </table:table-cell>
          <table:table-cell table:style-name="t8.C3" office:value-type="string">
            <text:p text:style-name="P3">$8-04</text:p>
          </table:table-cell>
          <table:table-cell table:style-name="t8.C3" office:value-type="string">
            <text:p text:style-name="P3">$8-14</text:p>
          </table:table-cell>
          <table:covered-table-cell/>
        </table:table-row>
        <table:table-row table:style-name="t8.4">
          <table:table-cell table:style-name="t8.A4" office:value-type="string">
            <text:p text:style-name="P12">7,0 мЗв/ч</text:p>
          </table:table-cell>
          <table:table-cell table:style-name="t8.C3" office:value-type="string">
            <text:p text:style-name="P3">$8-05</text:p>
          </table:table-cell>
          <table:table-cell table:style-name="t8.C3" office:value-type="string">
            <text:p text:style-name="P3">$8-15</text:p>
          </table:table-cell>
          <table:covered-table-cell/>
        </table:table-row>
        <table:table-row table:style-name="t8.4">
          <table:table-cell table:style-name="t8.A4" office:value-type="string">
            <text:p text:style-name="P12">70 мЗв/ч</text:p>
          </table:table-cell>
          <table:table-cell table:style-name="t8.C3" office:value-type="string">
            <text:p text:style-name="P3">$8-06</text:p>
          </table:table-cell>
          <table:table-cell table:style-name="t8.C3" office:value-type="string">
            <text:p text:style-name="P3">$8-16</text:p>
          </table:table-cell>
          <table:covered-table-cell/>
        </table:table-row>
        <table:table-row table:style-name="t8.4">
          <table:table-cell table:style-name="t8.A4" office:value-type="string">
            <text:p text:style-name="P12">0,<text:span text:style-name="T8">35</text:span> Зв/ч</text:p>
          </table:table-cell>
          <table:table-cell table:style-name="t8.C3" office:value-type="string">
            <text:p text:style-name="P3">$8-07</text:p>
          </table:table-cell>
          <table:table-cell table:style-name="t8.C3" office:value-type="string">
            <text:p text:style-name="P3">$8-17</text:p>
          </table:table-cell>
          <table:covered-table-cell/>
        </table:table-row>
        <table:table-row table:style-name="t8.4">
          <table:table-cell table:style-name="t8.A12" office:value-type="string">
            <text:p text:style-name="P12"><text:span text:style-name="T8">0</text:span>,<text:span text:style-name="T8">5</text:span>Зв/ч</text:p>
          </table:table-cell>
          <table:table-cell table:style-name="t8.B12" office:value-type="string">
            <text:p text:style-name="P3">$8-0<text:span text:style-name="T8">8</text:span></text:p>
          </table:table-cell>
          <table:table-cell table:style-name="t8.B12" office:value-type="string">
            <text:p text:style-name="P3">$8-1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 table:number-columns-repeated="2"/>
        <table:table-column table:style-name="t9.F"/>
        <text:soft-page-break/>
        <table:table-row>
          <table:table-cell table:style-name="t9.A1" table:number-columns-spanned="6" office:value-type="string">
            <text:p text:style-name="P31">Проверка основной относительной погрешности измерения плотности </text:p>
            <text:p text:style-name="P32">потока нейтронного излучения с БДКН-0<text:span text:style-name="T1">1</text:span> № <text:span text:style-name="T1">1233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5">Плотность потока <text:line-break/>в поверяемой точке <text:span text:style-name="T25"></text:span><text:span text:style-name="T21">0</text:span><text:span text:style-name="T17">i</text:span> ,<text:line-break/>с<text:span text:style-name="T10">-1</text:span>см<text:span text:style-name="T10">-2</text:span></text:p>
          </table:table-cell>
          <table:table-cell table:style-name="t9.B2" office:value-type="string">
            <text:p text:style-name="P14">Фон</text:p>
            <text:p text:style-name="P14"><text:span text:style-name="T1">R=</text:span>2<text:span text:style-name="T1">,0</text:span>м</text:p>
          </table:table-cell>
          <table:table-cell table:style-name="t9.B2" office:value-type="string">
            <text:p text:style-name="P15">ИБН-<text:span text:style-name="T1">8-3</text:span></text:p>
            <text:p text:style-name="P14">№<text:span text:style-name="T1">027</text:span></text:p>
            <text:p text:style-name="P14"><text:span text:style-name="T1">R=2,0</text:span>м</text:p>
            <text:p text:style-name="P17">B(R)=0,600</text:p>
            <text:p text:style-name="P14"><text:span text:style-name="T6"></text:span><text:span text:style-name="T17">0i</text:span><text:span text:style-name="T1">=5,9</text:span></text:p>
            <text:p text:style-name="P30"><text:span text:style-name="T1">1</text:span>,<text:span text:style-name="T1">0</text:span>-1<text:span text:style-name="T1">0</text:span></text:p>
          </table:table-cell>
          <table:table-cell table:style-name="t9.B2" office:value-type="string">
            <text:p text:style-name="P15">ИБН-<text:span text:style-name="T1">8-6</text:span></text:p>
            <text:p text:style-name="P14">№0<text:span text:style-name="T1">10</text:span></text:p>
            <text:p text:style-name="P14"><text:span text:style-name="T1">R=2,0</text:span>м</text:p>
            <text:p text:style-name="P17">B(R)=0,600</text:p>
            <text:p text:style-name="P14"><text:span text:style-name="T6"></text:span><text:span text:style-name="T17">0i</text:span><text:span text:style-name="T1">=57,</text:span>0</text:p>
            <text:p text:style-name="P14">20-100</text:p>
          </table:table-cell>
          <table:table-cell table:style-name="t9.B2" office:value-type="string">
            <text:p text:style-name="P39">ИБН-8-6</text:p>
            <text:p text:style-name="P38"><text:span text:style-name="T1"><text:s text:c="3"/></text:span>№<text:span text:style-name="T1">010</text:span></text:p>
            <text:p text:style-name="P38"><text:span text:style-name="T1">R=1,0</text:span>м</text:p>
            <text:p text:style-name="P40">B(R)=0,863</text:p>
            <text:p text:style-name="P38"><text:span text:style-name="T6"></text:span><text:span text:style-name="T17">0i</text:span><text:span text:style-name="T1">=235</text:span></text:p>
            <text:p text:style-name="P39">210<text:span text:style-name="T10">2</text:span> - 10<text:span text:style-name="T10">3</text:span></text:p>
          </table:table-cell>
          <table:table-cell table:style-name="t9.F2" office:value-type="string">
            <text:p text:style-name="P39">ИБН-8-6</text:p>
            <text:p text:style-name="P38"><text:span text:style-name="T1"><text:s text:c="3"/></text:span>№<text:span text:style-name="T1">010</text:span></text:p>
            <text:p text:style-name="P38"><text:span text:style-name="T1">R=0,5</text:span>м</text:p>
            <text:p text:style-name="P40">B(R)=0,957</text:p>
            <text:p text:style-name="P38"><text:span text:style-name="T6"></text:span><text:span text:style-name="T17">0i</text:span><text:span text:style-name="T1">=1019</text:span></text:p>
            <text:p text:style-name="P39">210<text:span text:style-name="T10">3</text:span> - 10<text:span text:style-name="T10">4</text:span></text:p>
          </table:table-cell>
        </table:table-row>
        <table:table-row>
          <table:table-cell table:style-name="t9.A3" office:value-type="string">
            <text:p text:style-name="P16">Показания прибора в поверяемой точке</text:p>
            <text:p text:style-name="P13"><text:span text:style-name="T25"></text:span><text:span text:style-name="T21">0</text:span><text:span text:style-name="T17">i</text:span>, с<text:span text:style-name="T10">-1</text:span>см<text:span text:style-name="T10">-2</text:span></text:p>
            <text:p text:style-name="P13">ст, %</text:p>
          </table:table-cell>
          <table:table-cell table:style-name="t9.B3" office:value-type="string">
            <text:p text:style-name="P15"/>
          </table:table-cell>
          <table:table-cell table:style-name="t9.C3">
            <text:p text:style-name="P18"/>
          </table:table-cell>
          <table:table-cell table:style-name="t9.C3">
            <text:p text:style-name="P18"/>
          </table:table-cell>
          <table:table-cell table:style-name="t9.B3" office:value-type="string">
            <text:p text:style-name="P26"/>
          </table:table-cell>
          <table:table-cell table:style-name="t9.F3" office:value-type="string">
            <text:p text:style-name="P26"/>
          </table:table-cell>
        </table:table-row>
        <table:table-row>
          <table:table-cell table:style-name="t9.A3" office:value-type="string">
            <text:p text:style-name="P16">Среднее значение показаний</text:p>
            <text:p text:style-name="P13"><text:span text:style-name="T25"></text:span><text:span text:style-name="T17">i</text:span>, с<text:span text:style-name="T10">-1</text:span>см<text:span text:style-name="T10">-2</text:span></text:p>
          </table:table-cell>
          <table:table-cell table:style-name="t9.B3" office:value-type="string">
            <text:p text:style-name="P18">$9-00</text:p>
          </table:table-cell>
          <table:table-cell table:style-name="t9.B3" office:value-type="string">
            <text:p text:style-name="P18">$9-01</text:p>
          </table:table-cell>
          <table:table-cell table:style-name="t9.B3" office:value-type="string">
            <text:p text:style-name="P18">$9-02</text:p>
          </table:table-cell>
          <table:table-cell table:style-name="t9.B3" office:value-type="string">
            <text:p text:style-name="P18">$9-03</text:p>
          </table:table-cell>
          <table:table-cell table:style-name="t9.F3" office:value-type="string">
            <text:p text:style-name="P18">$9-04</text:p>
          </table:table-cell>
        </table:table-row>
        <table:table-row>
          <table:table-cell table:style-name="t9.A3" office:value-type="string">
            <text:p text:style-name="P16">Результат измерения плотности потока в поверяемой точке</text:p>
            <text:p text:style-name="P13"><text:span text:style-name="T25"></text:span><text:span text:style-name="T18">np</text:span><text:span text:style-name="T17">i</text:span>, <text:span text:style-name="T15">с</text:span><text:span text:style-name="T10">-1</text:span><text:span text:style-name="T15"></text:span><text:span text:style-name="T15">см</text:span><text:span text:style-name="T10">-2</text:span></text:p>
          </table:table-cell>
          <table:table-cell table:style-name="t9.B3" office:value-type="string">
            <text:p text:style-name="P15"/>
          </table:table-cell>
          <table:table-cell table:style-name="t9.B3" office:value-type="string">
            <text:p text:style-name="P18">$9-21</text:p>
          </table:table-cell>
          <table:table-cell table:style-name="t9.B3" office:value-type="string">
            <text:p text:style-name="P18">$9-22</text:p>
          </table:table-cell>
          <table:table-cell table:style-name="t9.B3" office:value-type="string">
            <text:p text:style-name="P18">$9-23</text:p>
          </table:table-cell>
          <table:table-cell table:style-name="t9.F3" office:value-type="string">
            <text:p text:style-name="P18">$9-24</text:p>
          </table:table-cell>
        </table:table-row>
        <table:table-row>
          <table:table-cell table:style-name="t9.A3" office:value-type="string">
            <text:p text:style-name="P16">Основная относительная погрешность измерения, <text:span text:style-name="T29">Δ</text:span><text:span text:style-name="T7">i</text:span>%</text:p>
          </table:table-cell>
          <table:table-cell table:style-name="t9.B3" office:value-type="string">
            <text:p text:style-name="P15"/>
          </table:table-cell>
          <table:table-cell table:style-name="t9.B3" office:value-type="string">
            <text:p text:style-name="P18">$9-31</text:p>
          </table:table-cell>
          <table:table-cell table:style-name="t9.B3" office:value-type="string">
            <text:p text:style-name="P18">$9-32</text:p>
          </table:table-cell>
          <table:table-cell table:style-name="t9.B3" office:value-type="string">
            <text:p text:style-name="P18">$9-33</text:p>
          </table:table-cell>
          <table:table-cell table:style-name="t9.F3" office:value-type="string">
            <text:p text:style-name="P18">$9-34</text:p>
          </table:table-cell>
        </table:table-row>
        <table:table-row>
          <table:table-cell table:style-name="t9.A3" office:value-type="string">
            <text:p text:style-name="P16">Доверительная граница основной относительной погрешности <text:span text:style-name="T29">Δ</text:span><text:span text:style-name="T7">i</text:span>, %</text:p>
          </table:table-cell>
          <table:table-cell table:style-name="t9.B3" office:value-type="string">
            <text:p text:style-name="P15"/>
            <text:p text:style-name="P14"/>
          </table:table-cell>
          <table:table-cell table:style-name="t9.B3" office:value-type="string">
            <text:p text:style-name="P18">$9-41</text:p>
          </table:table-cell>
          <table:table-cell table:style-name="t9.B3" office:value-type="string">
            <text:p text:style-name="P18">$9-42</text:p>
          </table:table-cell>
          <table:table-cell table:style-name="t9.B3" office:value-type="string">
            <text:p text:style-name="P18">$9-43</text:p>
          </table:table-cell>
          <table:table-cell table:style-name="t9.F3" office:value-type="string">
            <text:p text:style-name="P18">$9-44</text:p>
          </table:table-cell>
        </table:table-row>
        <table:table-row table:style-name="t9.8">
          <table:table-cell table:style-name="t9.A8" office:value-type="string">
            <text:p text:style-name="P16">Предел основной относительной погрешности <text:span text:style-name="T29">Δ,</text:span> %, <text:line-break/>не более</text:p>
          </table:table-cell>
          <table:table-cell table:style-name="t9.B8" office:value-type="string">
            <text:p text:style-name="P15"/>
          </table:table-cell>
          <table:table-cell table:style-name="t9.C8" table:number-columns-spanned="4" office:value-type="string">
            <text:p text:style-name="P15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 table:number-columns-repeated="2"/>
        <table:table-column table:style-name="t10.F"/>
        <table:table-row>
          <table:table-cell table:style-name="t10.A1" table:number-columns-spanned="6" office:value-type="string">
            <text:p text:style-name="P49">Определение основной относительной погрешности измерения мощности дозы нейтронного излучения с БДКН-0<text:span text:style-name="T1">3</text:span> № <text:span text:style-name="T1">1233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6"><text:span text:style-name="T8">Мощность дозы</text:span> в поверяемой точке</text:p>
            <text:p text:style-name="P19"><text:span text:style-name="T30">H*</text:span><text:span text:style-name="T39">oi</text:span><text:span text:style-name="T33">(10)</text:span><text:span text:style-name="T34">, </text:span><text:span text:style-name="T35">мкЗв/ч</text:span></text:p>
          </table:table-cell>
          <table:table-cell table:style-name="t10.B2" office:value-type="string">
            <text:p text:style-name="P14">Фон</text:p>
            <text:p text:style-name="P14"><text:span text:style-name="T1">R=</text:span>2<text:span text:style-name="T1">,0</text:span>м</text:p>
          </table:table-cell>
          <table:table-cell table:style-name="t10.B2" office:value-type="string">
            <text:p text:style-name="P15">ИБН-<text:span text:style-name="T1">8-3</text:span></text:p>
            <text:p text:style-name="P14">№<text:span text:style-name="T1">027</text:span></text:p>
            <text:p text:style-name="P14"><text:span text:style-name="T1">R=2,0</text:span>м</text:p>
            <text:p text:style-name="P14"><text:span text:style-name="T1">B(R)=0,</text:span>866</text:p>
            <text:p text:style-name="P14"><text:span text:style-name="T30">H</text:span><text:span text:style-name="T37">*</text:span><text:span text:style-name="T39">oi</text:span><text:span text:style-name="T33">(10)</text:span><text:span text:style-name="T1">=</text:span><text:span text:style-name="T8">8,3</text:span></text:p>
            <text:p text:style-name="P30">1-10</text:p>
          </table:table-cell>
          <table:table-cell table:style-name="t10.B2" office:value-type="string">
            <text:p text:style-name="P15">ИБН-<text:span text:style-name="T1">8-6</text:span></text:p>
            <text:p text:style-name="P14">№0<text:span text:style-name="T1">10</text:span></text:p>
            <text:p text:style-name="P14"><text:span text:style-name="T1">R=2,0</text:span>м</text:p>
            <text:p text:style-name="P14"><text:span text:style-name="T1">B(R)=0,</text:span>866</text:p>
            <text:p text:style-name="P14"><text:span text:style-name="T30">H</text:span><text:span text:style-name="T37">*</text:span><text:span text:style-name="T39">oi</text:span><text:span text:style-name="T33">(10)</text:span><text:span text:style-name="T1">=</text:span><text:span text:style-name="T8">80</text:span></text:p>
            <text:p text:style-name="P18">20-100</text:p>
          </table:table-cell>
          <table:table-cell table:style-name="t10.B2" office:value-type="string">
            <text:p text:style-name="P39">ИБН-8-6</text:p>
            <text:p text:style-name="P38">№<text:span text:style-name="T1">010</text:span></text:p>
            <text:p text:style-name="P38"><text:span text:style-name="T1">R=1,0</text:span>м</text:p>
            <text:p text:style-name="P38"><text:span text:style-name="T1">B(R)=0,</text:span>957</text:p>
            <text:p text:style-name="P38"><text:span text:style-name="T30">H</text:span><text:span text:style-name="T37">*</text:span><text:span text:style-name="T39">oi</text:span><text:span text:style-name="T33">(10)</text:span><text:span text:style-name="T1">=</text:span><text:span text:style-name="T8">331</text:span></text:p>
            <text:p text:style-name="P39"><text:span text:style-name="T10">2</text:span><text:span text:style-name="T11">·</text:span><text:span text:style-name="T10">102-103</text:span></text:p>
          </table:table-cell>
          <table:table-cell table:style-name="t10.F2" office:value-type="string">
            <text:p text:style-name="P39">ИБН-8-6</text:p>
            <text:p text:style-name="P38">№<text:span text:style-name="T1">010</text:span></text:p>
            <text:p text:style-name="P38"><text:span text:style-name="T1">R=0,5</text:span>м</text:p>
            <text:p text:style-name="P38"><text:span text:style-name="T1">B(R)=0,9</text:span>91</text:p>
            <text:p text:style-name="P38"><text:span text:style-name="T30">H</text:span><text:span text:style-name="T37">*</text:span><text:span text:style-name="T39">oi</text:span><text:span text:style-name="T33">(10)</text:span><text:span text:style-name="T1">=</text:span><text:span text:style-name="T8">1434</text:span></text:p>
            <text:p text:style-name="P41">2<text:span text:style-name="T43">·</text:span>10<text:span text:style-name="T10">3</text:span>-10<text:span text:style-name="T15">4</text:span></text:p>
          </table:table-cell>
        </table:table-row>
        <table:table-row>
          <table:table-cell table:style-name="t10.A3" office:value-type="string">
            <text:p text:style-name="P5">Показания прибора в поверяемой точке</text:p>
            <text:p text:style-name="P4"><text:span text:style-name="T31">H</text:span><text:span text:style-name="T38">*</text:span><text:span text:style-name="T40">i</text:span><text:span text:style-name="T36">(10) мкЗв/ч, </text:span></text:p>
            <text:p text:style-name="P4"><text:span text:style-name="T44">±δ</text:span><text:span text:style-name="T15">ст</text:span>, %</text:p>
          </table:table-cell>
          <table:table-cell table:style-name="t10.B3" office:value-type="string">
            <text:p text:style-name="P15"/>
          </table:table-cell>
          <table:table-cell table:style-name="t10.C3">
            <text:p text:style-name="P18"/>
          </table:table-cell>
          <table:table-cell table:style-name="t10.C3">
            <text:p text:style-name="P18"/>
          </table:table-cell>
          <table:table-cell table:style-name="t10.B3" office:value-type="string">
            <text:p text:style-name="P26"/>
          </table:table-cell>
          <table:table-cell table:style-name="t10.F3" office:value-type="string">
            <text:p text:style-name="P26"/>
          </table:table-cell>
        </table:table-row>
        <table:table-row>
          <table:table-cell table:style-name="t10.A3" office:value-type="string">
            <text:p text:style-name="P5">Среднее значение показаний</text:p>
            <text:p text:style-name="P4"><text:span text:style-name="T32">H</text:span><text:span text:style-name="T38">*</text:span><text:span text:style-name="T40">i</text:span><text:span text:style-name="T36">(10) мкЗв/ч</text:span></text:p>
          </table:table-cell>
          <table:table-cell table:style-name="t10.B3" office:value-type="string">
            <text:p text:style-name="P18">$<text:span text:style-name="T8">10</text:span>-00</text:p>
          </table:table-cell>
          <table:table-cell table:style-name="t10.B3" office:value-type="string">
            <text:p text:style-name="P18">$<text:span text:style-name="T8">10</text:span>-01</text:p>
          </table:table-cell>
          <table:table-cell table:style-name="t10.B3" office:value-type="string">
            <text:p text:style-name="P18">$<text:span text:style-name="T8">10</text:span>-02</text:p>
          </table:table-cell>
          <table:table-cell table:style-name="t10.B3" office:value-type="string">
            <text:p text:style-name="P18">$<text:span text:style-name="T8">10</text:span>-03</text:p>
          </table:table-cell>
          <table:table-cell table:style-name="t10.F3" office:value-type="string">
            <text:p text:style-name="P18">$<text:span text:style-name="T8">10</text:span>-04</text:p>
          </table:table-cell>
        </table:table-row>
        <table:table-row>
          <table:table-cell table:style-name="t10.A3" office:value-type="string">
            <text:p text:style-name="P5">Результат измерения мощности дозы в поверяемой точке</text:p>
            <text:p text:style-name="P4"><text:span text:style-name="T31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t10.B3" office:value-type="string">
            <text:p text:style-name="P15"/>
          </table:table-cell>
          <table:table-cell table:style-name="t10.B3" office:value-type="string">
            <text:p text:style-name="P18">$10-21</text:p>
          </table:table-cell>
          <table:table-cell table:style-name="t10.B3" office:value-type="string">
            <text:p text:style-name="P18">$10-22</text:p>
          </table:table-cell>
          <table:table-cell table:style-name="t10.B3" office:value-type="string">
            <text:p text:style-name="P18">$10-23</text:p>
          </table:table-cell>
          <table:table-cell table:style-name="t10.F3" office:value-type="string">
            <text:p text:style-name="P18">$10-24</text:p>
          </table:table-cell>
        </table:table-row>
        <table:table-row>
          <table:table-cell table:style-name="t10.A3" office:value-type="string">
            <text:p text:style-name="P2">Основная относительная погрешность измерения </text:p>
            <text:p text:style-name="P2"><text:span text:style-name="T27">θ</text:span><text:span text:style-name="T22">пр</text:span><text:span text:style-name="T19">i</text:span>, %</text:p>
          </table:table-cell>
          <table:table-cell table:style-name="t10.B3" office:value-type="string">
            <text:p text:style-name="P15"/>
          </table:table-cell>
          <table:table-cell table:style-name="t10.B3" office:value-type="string">
            <text:p text:style-name="P18">$10-31</text:p>
          </table:table-cell>
          <table:table-cell table:style-name="t10.B3" office:value-type="string">
            <text:p text:style-name="P18">$10-32</text:p>
          </table:table-cell>
          <table:table-cell table:style-name="t10.B3" office:value-type="string">
            <text:p text:style-name="P18">$10-33</text:p>
          </table:table-cell>
          <table:table-cell table:style-name="t10.F3" office:value-type="string">
            <text:p text:style-name="P18">$10-34</text:p>
          </table:table-cell>
        </table:table-row>
        <table:table-row>
          <table:table-cell table:style-name="t10.A3" office:value-type="string">
            <text:p text:style-name="P2">Доверительная граница основной относительной погрешности </text:p>
            <text:p text:style-name="P2"><text:span text:style-name="T29">Δ</text:span><text:span text:style-name="T20">i</text:span>, %</text:p>
          </table:table-cell>
          <table:table-cell table:style-name="t10.B3" office:value-type="string">
            <text:p text:style-name="P15"/>
            <text:p text:style-name="P14"/>
          </table:table-cell>
          <table:table-cell table:style-name="t10.B3" office:value-type="string">
            <text:p text:style-name="P18">$10-41</text:p>
          </table:table-cell>
          <table:table-cell table:style-name="t10.B3" office:value-type="string">
            <text:p text:style-name="P18">$10-42</text:p>
          </table:table-cell>
          <table:table-cell table:style-name="t10.B3" office:value-type="string">
            <text:p text:style-name="P18">$10-43</text:p>
          </table:table-cell>
          <table:table-cell table:style-name="t10.F3" office:value-type="string">
            <text:p text:style-name="P18">$10-44</text:p>
          </table:table-cell>
        </table:table-row>
        <table:table-row table:style-name="t10.8">
          <table:table-cell table:style-name="t10.A8" office:value-type="string">
            <text:p text:style-name="P2">Пределы основной относительной погрешности, </text:p>
            <text:p text:style-name="P2">%, не более</text:p>
          </table:table-cell>
          <table:table-cell table:style-name="t10.B8" office:value-type="string">
            <text:p text:style-name="P15"/>
          </table:table-cell>
          <table:table-cell table:style-name="t10.C8" table:number-columns-spanned="4" office:value-type="string">
            <text:p text:style-name="P15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 table:number-columns-repeated="3"/>
        <table:table-column table:style-name="t11.D"/>
        <text:soft-page-break/>
        <table:table-row>
          <table:table-cell table:style-name="t11.A1" table:number-columns-spanned="4" office:value-type="string">
            <text:p text:style-name="P33">Определение основной относительной погрешности измерения плотности потока <text:s/>с блоком БДПА-01 зав. №<text:span text:style-name="T9"> </text:span><text:span text:style-name="T4">16687</text:span></text:p>
          </table:table-cell>
          <table:covered-table-cell/>
          <table:covered-table-cell/>
          <table:covered-table-cell/>
        </table:table-row>
        <table:table-row>
          <table:table-cell table:style-name="t11.A2" table:number-rows-spanned="2" office:value-type="string">
            <text:p text:style-name="P34">Плотность потока в контрольной точке <text:span text:style-name="T23"></text:span><text:span text:style-name="T15">0</text:span><text:span text:style-name="T16">i</text:span>,</text:p>
            <text:p text:style-name="P34"><text:s/>мин<text:span text:style-name="T10">-1</text:span>·см<text:span text:style-name="T10">-2</text:span></text:p>
          </table:table-cell>
          <table:table-cell table:style-name="t11.B2" table:number-rows-spanned="2" office:value-type="string">
            <text:p text:style-name="P34">Измерение <text:span text:style-name="T8">плотности потока</text:span> в контрольной точке, <text:span text:style-name="T13"></text:span><text:span text:style-name="T16">i</text:span></text:p>
          </table:table-cell>
          <table:table-cell table:style-name="t1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1.C3" office:value-type="string">
            <text:p text:style-name="P1">при поверке</text:p>
          </table:table-cell>
          <table:table-cell table:style-name="t11.D3" office:value-type="string">
            <text:p text:style-name="P1">по ТУ, <text:line-break/>не более</text:p>
          </table:table-cell>
        </table:table-row>
        <table:table-row>
          <table:table-cell table:style-name="t11.A4" office:value-type="float" office:value="78.3">
            <text:p text:style-name="P35">78,3</text:p>
          </table:table-cell>
          <table:table-cell table:style-name="t11.B4" office:value-type="string">
            <text:p text:style-name="P3">$<text:span text:style-name="T8">11</text:span>-00</text:p>
          </table:table-cell>
          <table:table-cell table:style-name="t11.B4" office:value-type="string">
            <text:p text:style-name="P3">$<text:span text:style-name="T8">11</text:span>-10</text:p>
          </table:table-cell>
          <table:table-cell table:style-name="t11.D4" table:number-rows-spanned="4" office:value-type="string">
            <text:p text:style-name="P1"><text:span text:style-name="T14"></text:span>20</text:p>
          </table:table-cell>
        </table:table-row>
        <table:table-row>
          <table:table-cell table:style-name="t11.A4" office:value-type="float" office:value="743">
            <text:p text:style-name="P35">743</text:p>
          </table:table-cell>
          <table:table-cell table:style-name="t11.B4" office:value-type="string">
            <text:p text:style-name="P3">$<text:span text:style-name="T8">11</text:span>-01</text:p>
          </table:table-cell>
          <table:table-cell table:style-name="t11.B4" office:value-type="string">
            <text:p text:style-name="P3">$<text:span text:style-name="T8">11</text:span>-11</text:p>
          </table:table-cell>
          <table:covered-table-cell/>
        </table:table-row>
        <table:table-row>
          <table:table-cell table:style-name="t11.A4" office:value-type="float" office:value="6300">
            <text:p text:style-name="P35">6300</text:p>
          </table:table-cell>
          <table:table-cell table:style-name="t11.B4" office:value-type="string">
            <text:p text:style-name="P3">$<text:span text:style-name="T8">11</text:span>-02</text:p>
          </table:table-cell>
          <table:table-cell table:style-name="t11.B4" office:value-type="string">
            <text:p text:style-name="P3">$<text:span text:style-name="T8">11</text:span>-12</text:p>
          </table:table-cell>
          <table:covered-table-cell/>
        </table:table-row>
        <table:table-row table:style-name="t11.7">
          <table:table-cell table:style-name="t11.A7" office:value-type="float" office:value="62100">
            <text:p text:style-name="P35">62100</text:p>
          </table:table-cell>
          <table:table-cell table:style-name="t11.B7" office:value-type="string">
            <text:p text:style-name="P3">$<text:span text:style-name="T8">11</text:span>-03</text:p>
          </table:table-cell>
          <table:table-cell table:style-name="t11.B7" office:value-type="string">
            <text:p text:style-name="P3">$<text:span text:style-name="T8">11</text:span>-13</text:p>
          </table:table-cell>
          <table:covered-table-cell/>
        </table:table-row>
      </table:table>
      <table:table table:name="t12" table:style-name="t12">
        <table:table-column table:style-name="t12.A" table:number-columns-repeated="3"/>
        <table:table-column table:style-name="t12.D"/>
        <table:table-row>
          <table:table-cell table:style-name="t12.A1" table:number-columns-spanned="4" office:value-type="string">
            <text:p text:style-name="P33">Определение основной относительной погрешности измерения плотности потока <text:s/>с блоком БДПА-02 зав. №<text:span text:style-name="T9"> </text:span><text:span text:style-name="T4">16687</text:span></text:p>
          </table:table-cell>
          <table:covered-table-cell/>
          <table:covered-table-cell/>
          <table:covered-table-cell/>
        </table:table-row>
        <table:table-row>
          <table:table-cell table:style-name="t12.A2" table:number-rows-spanned="2" office:value-type="string">
            <text:p text:style-name="P34">Плотность потока в контрольной точке <text:span text:style-name="T23"></text:span><text:span text:style-name="T15">0</text:span><text:span text:style-name="T16">i</text:span>,</text:p>
            <text:p text:style-name="P34"><text:s/>мин<text:span text:style-name="T10">-1</text:span>·см<text:span text:style-name="T10">-2</text:span></text:p>
          </table:table-cell>
          <table:table-cell table:style-name="t12.B2" table:number-rows-spanned="2" office:value-type="string">
            <text:p text:style-name="P34">Измерение <text:span text:style-name="T8">плотности потока</text:span> в контрольной точке, <text:span text:style-name="T13"></text:span><text:span text:style-name="T16">i</text:span></text:p>
          </table:table-cell>
          <table:table-cell table:style-name="t12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2.C3" office:value-type="string">
            <text:p text:style-name="P1">при поверке</text:p>
          </table:table-cell>
          <table:table-cell table:style-name="t12.D3" office:value-type="string">
            <text:p text:style-name="P1">по ТУ, <text:line-break/>не более</text:p>
          </table:table-cell>
        </table:table-row>
        <table:table-row>
          <table:table-cell table:style-name="t12.A4" office:value-type="string">
            <text:p text:style-name="P35">7<text:span text:style-name="T1">4</text:span>,<text:span text:style-name="T1">4</text:span></text:p>
          </table:table-cell>
          <table:table-cell table:style-name="t12.B4" office:value-type="string">
            <text:p text:style-name="P3">$<text:span text:style-name="T8">12</text:span>-00</text:p>
          </table:table-cell>
          <table:table-cell table:style-name="t12.B4" office:value-type="string">
            <text:p text:style-name="P3">$<text:span text:style-name="T8">12</text:span>-10</text:p>
          </table:table-cell>
          <table:table-cell table:style-name="t12.D4" table:number-rows-spanned="4" office:value-type="string">
            <text:p text:style-name="P1"><text:span text:style-name="T24"></text:span>20</text:p>
          </table:table-cell>
        </table:table-row>
        <table:table-row>
          <table:table-cell table:style-name="t12.A5" office:value-type="float" office:value="630">
            <text:p text:style-name="P37">630</text:p>
          </table:table-cell>
          <table:table-cell table:style-name="t12.B4" office:value-type="string">
            <text:p text:style-name="P3">$<text:span text:style-name="T8">12</text:span>-01</text:p>
          </table:table-cell>
          <table:table-cell table:style-name="t12.B4" office:value-type="string">
            <text:p text:style-name="P3">$<text:span text:style-name="T8">12</text:span>-11</text:p>
          </table:table-cell>
          <table:covered-table-cell/>
        </table:table-row>
        <table:table-row>
          <table:table-cell table:style-name="t12.A5" office:value-type="float" office:value="5140">
            <text:p text:style-name="P37">5140</text:p>
          </table:table-cell>
          <table:table-cell table:style-name="t12.B4" office:value-type="string">
            <text:p text:style-name="P3">$<text:span text:style-name="T8">12</text:span>-02</text:p>
          </table:table-cell>
          <table:table-cell table:style-name="t12.B4" office:value-type="string">
            <text:p text:style-name="P3">$<text:span text:style-name="T8">12</text:span>-12</text:p>
          </table:table-cell>
          <table:covered-table-cell/>
        </table:table-row>
        <table:table-row table:style-name="t12.7">
          <table:table-cell table:style-name="t12.A7" office:value-type="float" office:value="35600">
            <text:p text:style-name="P37">35600</text:p>
          </table:table-cell>
          <table:table-cell table:style-name="t12.B7" office:value-type="string">
            <text:p text:style-name="P3">$<text:span text:style-name="T8">12</text:span>-03</text:p>
          </table:table-cell>
          <table:table-cell table:style-name="t12.B7" office:value-type="string">
            <text:p text:style-name="P3">$<text:span text:style-name="T8">12</text:span>-13</text:p>
          </table:table-cell>
          <table:covered-table-cell/>
        </table:table-row>
      </table:table>
      <table:table table:name="t13" table:style-name="t13">
        <table:table-column table:style-name="t13.A" table:number-columns-repeated="3"/>
        <table:table-column table:style-name="t13.D"/>
        <table:table-row>
          <table:table-cell table:style-name="t13.A1" table:number-columns-spanned="4" office:value-type="string">
            <text:p text:style-name="P33">Определение основной относительной погрешности измерения плотности потока <text:s/>с блоком БДПБ-01 зав. №<text:span text:style-name="T9"> </text:span><text:span text:style-name="T4">16687</text:span></text:p>
          </table:table-cell>
          <table:covered-table-cell/>
          <table:covered-table-cell/>
          <table:covered-table-cell/>
        </table:table-row>
        <table:table-row>
          <table:table-cell table:style-name="t13.A2" table:number-rows-spanned="2" office:value-type="string">
            <text:p text:style-name="P34">Плотность потока в контрольной точке <text:span text:style-name="T23"></text:span><text:span text:style-name="T15">0</text:span><text:span text:style-name="T16">i</text:span>,</text:p>
            <text:p text:style-name="P34"><text:s/>мин<text:span text:style-name="T10">-1</text:span>·см<text:span text:style-name="T10">-2</text:span></text:p>
          </table:table-cell>
          <table:table-cell table:style-name="t13.B2" table:number-rows-spanned="2" office:value-type="string">
            <text:p text:style-name="P34">Измерение <text:span text:style-name="T8">плотности потока</text:span> в контрольной точке, <text:span text:style-name="T13"></text:span><text:span text:style-name="T16">i</text:span></text:p>
          </table:table-cell>
          <table:table-cell table:style-name="t1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3.C3" office:value-type="string">
            <text:p text:style-name="P1">при поверке</text:p>
          </table:table-cell>
          <table:table-cell table:style-name="t13.D3" office:value-type="string">
            <text:p text:style-name="P1">по ТУ, <text:line-break/>не более</text:p>
          </table:table-cell>
        </table:table-row>
        <table:table-row>
          <table:table-cell table:style-name="t13.A4" office:value-type="float" office:value="102">
            <text:p text:style-name="P37">102</text:p>
          </table:table-cell>
          <table:table-cell table:style-name="t13.B4" office:value-type="string">
            <text:p text:style-name="P3">$<text:span text:style-name="T8">13</text:span>-00</text:p>
          </table:table-cell>
          <table:table-cell table:style-name="t13.B4" office:value-type="string">
            <text:p text:style-name="P3">$<text:span text:style-name="T8">13</text:span>-10</text:p>
          </table:table-cell>
          <table:table-cell table:style-name="t13.D4" table:number-rows-spanned="6" office:value-type="string">
            <text:p text:style-name="P1"><text:span text:style-name="T14"></text:span>20</text:p>
          </table:table-cell>
        </table:table-row>
        <table:table-row>
          <table:table-cell table:style-name="t13.A4" office:value-type="float" office:value="236">
            <text:p text:style-name="P37">236</text:p>
          </table:table-cell>
          <table:table-cell table:style-name="t13.B4" office:value-type="string">
            <text:p text:style-name="P3">$<text:span text:style-name="T8">13</text:span>-01</text:p>
          </table:table-cell>
          <table:table-cell table:style-name="t13.B4" office:value-type="string">
            <text:p text:style-name="P3">$<text:span text:style-name="T8">13</text:span>-11</text:p>
          </table:table-cell>
          <table:covered-table-cell/>
        </table:table-row>
        <table:table-row>
          <table:table-cell table:style-name="t13.A4" office:value-type="float" office:value="6080">
            <text:p text:style-name="P37">6080</text:p>
          </table:table-cell>
          <table:table-cell table:style-name="t13.B4" office:value-type="string">
            <text:p text:style-name="P3">$<text:span text:style-name="T8">13</text:span>-02</text:p>
          </table:table-cell>
          <table:table-cell table:style-name="t13.B4" office:value-type="string">
            <text:p text:style-name="P3">$<text:span text:style-name="T8">13</text:span>-12</text:p>
          </table:table-cell>
          <table:covered-table-cell/>
        </table:table-row>
        <table:table-row>
          <table:table-cell table:style-name="t13.A7" office:value-type="string">
            <text:p text:style-name="P37"><text:span text:style-name="T8">5</text:span>3500</text:p>
          </table:table-cell>
          <table:table-cell table:style-name="t13.B4" office:value-type="string">
            <text:p text:style-name="P3">$<text:span text:style-name="T8">13</text:span>-0<text:span text:style-name="T8">3</text:span></text:p>
          </table:table-cell>
          <table:table-cell table:style-name="t13.B4" office:value-type="string">
            <text:p text:style-name="P3">$<text:span text:style-name="T8">13</text:span>-1<text:span text:style-name="T8">3</text:span></text:p>
          </table:table-cell>
          <table:covered-table-cell/>
        </table:table-row>
        <table:table-row>
          <table:table-cell table:style-name="t13.A4" office:value-type="float" office:value="154300">
            <text:p text:style-name="P37">154300</text:p>
          </table:table-cell>
          <table:table-cell table:style-name="t13.B4" office:value-type="string">
            <text:p text:style-name="P3">$<text:span text:style-name="T8">13</text:span>-0<text:span text:style-name="T8">4</text:span></text:p>
          </table:table-cell>
          <table:table-cell table:style-name="t13.B4" office:value-type="string">
            <text:p text:style-name="P3">$<text:span text:style-name="T8">13</text:span>-1<text:span text:style-name="T8">4</text:span></text:p>
          </table:table-cell>
          <table:covered-table-cell/>
        </table:table-row>
        <table:table-row table:style-name="t13.9">
          <table:table-cell table:style-name="t13.A9" office:value-type="float" office:value="383600">
            <text:p text:style-name="P37">383600</text:p>
          </table:table-cell>
          <table:table-cell table:style-name="t13.B9" office:value-type="string">
            <text:p text:style-name="P3">$<text:span text:style-name="T8">13</text:span>-0<text:span text:style-name="T8">5</text:span></text:p>
          </table:table-cell>
          <table:table-cell table:style-name="t13.B9" office:value-type="string">
            <text:p text:style-name="P3">$<text:span text:style-name="T8">13</text:span>-1<text:span text:style-name="T8">5</text:span></text:p>
          </table:table-cell>
          <table:covered-table-cell/>
        </table:table-row>
      </table:table>
      <table:table table:name="t14" table:style-name="t14">
        <table:table-column table:style-name="t14.A" table:number-columns-repeated="3"/>
        <table:table-column table:style-name="t14.D"/>
        <text:soft-page-break/>
        <table:table-row>
          <table:table-cell table:style-name="t14.A1" table:number-columns-spanned="4" office:value-type="string">
            <text:p text:style-name="P33">Определение основной относительной погрешности измерения плотности потока <text:s/>с блоком БДПБ-02 зав. №<text:span text:style-name="T9"> </text:span><text:span text:style-name="T4">16687</text:span></text:p>
          </table:table-cell>
          <table:covered-table-cell/>
          <table:covered-table-cell/>
          <table:covered-table-cell/>
        </table:table-row>
        <table:table-row>
          <table:table-cell table:style-name="t14.A2" table:number-rows-spanned="2" office:value-type="string">
            <text:p text:style-name="P34">Плотность потока в контрольной точке <text:span text:style-name="T23"></text:span><text:span text:style-name="T15">0</text:span><text:span text:style-name="T16">i</text:span>,</text:p>
            <text:p text:style-name="P34"><text:s/>мин<text:span text:style-name="T10">-1</text:span>·см<text:span text:style-name="T10">-2</text:span></text:p>
          </table:table-cell>
          <table:table-cell table:style-name="t14.B2" table:number-rows-spanned="2" office:value-type="string">
            <text:p text:style-name="P34">Измерение <text:span text:style-name="T8">плотности потока</text:span> в контрольной точке, <text:span text:style-name="T13"></text:span><text:span text:style-name="T16">i</text:span></text:p>
          </table:table-cell>
          <table:table-cell table:style-name="t1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4.C3" office:value-type="string">
            <text:p text:style-name="P1">при поверке</text:p>
          </table:table-cell>
          <table:table-cell table:style-name="t14.D3" office:value-type="string">
            <text:p text:style-name="P1">по ТУ, <text:line-break/>не более</text:p>
          </table:table-cell>
        </table:table-row>
        <table:table-row>
          <table:table-cell table:style-name="t14.A4" office:value-type="string">
            <text:p text:style-name="P35"><text:span text:style-name="T1">14</text:span>,2</text:p>
          </table:table-cell>
          <table:table-cell table:style-name="t14.B4" office:value-type="string">
            <text:p text:style-name="P3">$<text:span text:style-name="T8">14</text:span>-00</text:p>
          </table:table-cell>
          <table:table-cell table:style-name="t14.B4" office:value-type="string">
            <text:p text:style-name="P3">$<text:span text:style-name="T8">14</text:span>-10</text:p>
          </table:table-cell>
          <table:table-cell table:style-name="t14.D4" table:number-rows-spanned="5" office:value-type="string">
            <text:p text:style-name="P1"><text:span text:style-name="T14"></text:span>20</text:p>
          </table:table-cell>
        </table:table-row>
        <table:table-row>
          <table:table-cell table:style-name="t14.A5" office:value-type="float" office:value="74.4">
            <text:p text:style-name="P35">74,4</text:p>
          </table:table-cell>
          <table:table-cell table:style-name="t14.B4" office:value-type="string">
            <text:p text:style-name="P3">$<text:span text:style-name="T8">14</text:span>-01</text:p>
          </table:table-cell>
          <table:table-cell table:style-name="t14.B4" office:value-type="string">
            <text:p text:style-name="P3">$<text:span text:style-name="T8">14</text:span>-11</text:p>
          </table:table-cell>
          <table:covered-table-cell/>
        </table:table-row>
        <table:table-row>
          <table:table-cell table:style-name="t14.A5" office:value-type="float" office:value="514">
            <text:p text:style-name="P37">514</text:p>
          </table:table-cell>
          <table:table-cell table:style-name="t14.B4" office:value-type="string">
            <text:p text:style-name="P3">$<text:span text:style-name="T8">14</text:span>-02</text:p>
          </table:table-cell>
          <table:table-cell table:style-name="t14.B4" office:value-type="string">
            <text:p text:style-name="P3">$<text:span text:style-name="T8">14</text:span>-12</text:p>
          </table:table-cell>
          <table:covered-table-cell/>
        </table:table-row>
        <table:table-row>
          <table:table-cell table:style-name="t14.A5" office:value-type="float" office:value="6290">
            <text:p text:style-name="P35">6290</text:p>
          </table:table-cell>
          <table:table-cell table:style-name="t14.B4" office:value-type="string">
            <text:p text:style-name="P3">$<text:span text:style-name="T8">14</text:span>-03</text:p>
          </table:table-cell>
          <table:table-cell table:style-name="t14.B4" office:value-type="string">
            <text:p text:style-name="P3">$<text:span text:style-name="T8">14</text:span>-13</text:p>
          </table:table-cell>
          <table:covered-table-cell/>
        </table:table-row>
        <table:table-row table:style-name="t14.8">
          <table:table-cell table:style-name="t14.A8" office:value-type="string">
            <text:p text:style-name="P37"><text:span text:style-name="T8">568</text:span>00</text:p>
          </table:table-cell>
          <table:table-cell table:style-name="t14.B8" office:value-type="string">
            <text:p text:style-name="P3">$<text:span text:style-name="T8">14</text:span>-04</text:p>
          </table:table-cell>
          <table:table-cell table:style-name="t14.B8" office:value-type="string">
            <text:p text:style-name="P3">$<text:span text:style-name="T8">14</text:span>-14</text:p>
          </table:table-cell>
          <table:covered-table-cell/>
        </table:table-row>
      </table:table>
      <table:table table:name="t15" table:style-name="t15">
        <table:table-column table:style-name="t15.A" table:number-columns-repeated="3"/>
        <table:table-column table:style-name="t15.D"/>
        <table:table-row>
          <table:table-cell table:style-name="t15.A1" table:number-columns-spanned="4" office:value-type="string">
            <text:p text:style-name="P22">Проверка основной относительной погрешности измерения мощности дозы с УД БОИ-1 зав. №<text:span text:style-name="T9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5.A2" table:number-rows-spanned="2" office:value-type="string">
            <text:p text:style-name="P28">Мощность дозы в контрольной точке</text:p>
          </table:table-cell>
          <table:table-cell table:style-name="t15.B2" table:number-rows-spanned="2" office:value-type="string">
            <text:p text:style-name="P20">Измерение мощности дозы в контрольной точке</text:p>
          </table:table-cell>
          <table:table-cell table:style-name="t1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5.C3" office:value-type="string">
            <text:p text:style-name="P1">при поверке</text:p>
          </table:table-cell>
          <table:table-cell table:style-name="t15.D3" office:value-type="string">
            <text:p text:style-name="P1">по ТУ, <text:line-break/>не более</text:p>
          </table:table-cell>
        </table:table-row>
        <table:table-row>
          <table:table-cell table:style-name="t15.A4" office:value-type="string">
            <text:p text:style-name="P36"><text:span text:style-name="T1">2</text:span>0,0 мкЗв/ч</text:p>
          </table:table-cell>
          <table:table-cell table:style-name="t15.B4" office:value-type="string">
            <text:p text:style-name="P3">$<text:span text:style-name="T8">15</text:span>-00</text:p>
          </table:table-cell>
          <table:table-cell table:style-name="t15.B4" office:value-type="string">
            <text:p text:style-name="P3">$<text:span text:style-name="T8">15</text:span>-<text:span text:style-name="T8">10</text:span></text:p>
          </table:table-cell>
          <table:table-cell table:style-name="t15.D4" table:number-rows-spanned="5" office:value-type="string">
            <text:p text:style-name="P1"><text:span text:style-name="T24"></text:span> <text:span text:style-name="T1">20</text:span></text:p>
          </table:table-cell>
        </table:table-row>
        <table:table-row>
          <table:table-cell table:style-name="t15.A4" office:value-type="string">
            <text:p text:style-name="P36">70,0 мкЗв/ч</text:p>
          </table:table-cell>
          <table:table-cell table:style-name="t15.B4" office:value-type="string">
            <text:p text:style-name="P3">$<text:span text:style-name="T8">15</text:span>-0<text:span text:style-name="T8">1</text:span></text:p>
          </table:table-cell>
          <table:table-cell table:style-name="t15.B4" office:value-type="string">
            <text:p text:style-name="P3">$<text:span text:style-name="T8">15</text:span>-<text:span text:style-name="T8">11</text:span></text:p>
          </table:table-cell>
          <table:covered-table-cell/>
        </table:table-row>
        <table:table-row>
          <table:table-cell table:style-name="t15.A4" office:value-type="string">
            <text:p text:style-name="P36">0,<text:span text:style-name="T1">7</text:span> мЗв/ч</text:p>
          </table:table-cell>
          <table:table-cell table:style-name="t15.B4" office:value-type="string">
            <text:p text:style-name="P3">$<text:span text:style-name="T8">15</text:span>-0<text:span text:style-name="T8">2</text:span></text:p>
          </table:table-cell>
          <table:table-cell table:style-name="t15.B4" office:value-type="string">
            <text:p text:style-name="P3">$<text:span text:style-name="T8">15</text:span>-<text:span text:style-name="T8">12</text:span></text:p>
          </table:table-cell>
          <table:covered-table-cell/>
        </table:table-row>
        <table:table-row>
          <table:table-cell table:style-name="t15.A4" office:value-type="string">
            <text:p text:style-name="P36">7,0 мЗв/ч</text:p>
          </table:table-cell>
          <table:table-cell table:style-name="t15.B4" office:value-type="string">
            <text:p text:style-name="P3">$<text:span text:style-name="T8">15</text:span>-0<text:span text:style-name="T8">3</text:span></text:p>
          </table:table-cell>
          <table:table-cell table:style-name="t15.B4" office:value-type="string">
            <text:p text:style-name="P3">$<text:span text:style-name="T8">15</text:span>-<text:span text:style-name="T8">13</text:span></text:p>
          </table:table-cell>
          <table:covered-table-cell/>
        </table:table-row>
        <table:table-row table:style-name="t15.8">
          <table:table-cell table:style-name="t15.A8" office:value-type="string">
            <text:p text:style-name="P36"><text:span text:style-name="T1">70</text:span> мЗв/ч</text:p>
          </table:table-cell>
          <table:table-cell table:style-name="t15.B8" office:value-type="string">
            <text:p text:style-name="P3">$<text:span text:style-name="T8">15</text:span>-0<text:span text:style-name="T8">4</text:span></text:p>
          </table:table-cell>
          <table:table-cell table:style-name="t15.B8" office:value-type="string">
            <text:p text:style-name="P3">$<text:span text:style-name="T8">15</text:span>-<text:span text:style-name="T8">14</text:span></text:p>
          </table:table-cell>
          <table:covered-table-cell/>
        </table:table-row>
      </table:table>
      <table:table table:name="t16" table:style-name="t16">
        <table:table-column table:style-name="t16.A" table:number-columns-repeated="3"/>
        <table:table-column table:style-name="t16.D"/>
        <table:table-row>
          <table:table-cell table:style-name="t16.A1" table:number-columns-spanned="4" office:value-type="string">
            <text:p text:style-name="P22">Проверка основной относительной погрешности измерения мощности дозы с УД БОИ-2 зав. №<text:span text:style-name="T9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6.A2" table:number-rows-spanned="2" office:value-type="string">
            <text:p text:style-name="P27">Мощность дозы в контрольной точке</text:p>
          </table:table-cell>
          <table:table-cell table:style-name="t16.B2" table:number-rows-spanned="2" office:value-type="string">
            <text:p text:style-name="P20">Измерение мощности дозы в контрольной точке</text:p>
          </table:table-cell>
          <table:table-cell table:style-name="t1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6.C3" office:value-type="string">
            <text:p text:style-name="P1">при поверке</text:p>
          </table:table-cell>
          <table:table-cell table:style-name="t16.D3" office:value-type="string">
            <text:p text:style-name="P1">по ТУ, <text:line-break/>не более</text:p>
          </table:table-cell>
        </table:table-row>
        <table:table-row>
          <table:table-cell table:style-name="t16.A4" office:value-type="string">
            <text:p text:style-name="P36"><text:span text:style-name="T1">2</text:span>0,0 мкЗв/ч</text:p>
          </table:table-cell>
          <table:table-cell table:style-name="t16.B4" office:value-type="string">
            <text:p text:style-name="P3">$<text:span text:style-name="T8">16</text:span>-00</text:p>
          </table:table-cell>
          <table:table-cell table:style-name="t16.B4" office:value-type="string">
            <text:p text:style-name="P3">$<text:span text:style-name="T8">16</text:span>-10</text:p>
          </table:table-cell>
          <table:table-cell table:style-name="t16.D4" table:number-rows-spanned="5" office:value-type="string">
            <text:p text:style-name="P1"><text:span text:style-name="T5"></text:span><text:span text:style-name="T1"> 20</text:span></text:p>
          </table:table-cell>
        </table:table-row>
        <table:table-row>
          <table:table-cell table:style-name="t16.A4" office:value-type="string">
            <text:p text:style-name="P36">70,0 мкЗв/ч</text:p>
          </table:table-cell>
          <table:table-cell table:style-name="t16.B4" office:value-type="string">
            <text:p text:style-name="P3">$<text:span text:style-name="T8">16</text:span>-01</text:p>
          </table:table-cell>
          <table:table-cell table:style-name="t16.B4" office:value-type="string">
            <text:p text:style-name="P3">$<text:span text:style-name="T8">16</text:span>-11</text:p>
          </table:table-cell>
          <table:covered-table-cell/>
        </table:table-row>
        <table:table-row>
          <table:table-cell table:style-name="t16.A4" office:value-type="string">
            <text:p text:style-name="P36">0,<text:span text:style-name="T1">7</text:span> мЗв/ч</text:p>
          </table:table-cell>
          <table:table-cell table:style-name="t16.B4" office:value-type="string">
            <text:p text:style-name="P3">$<text:span text:style-name="T8">16</text:span>-02</text:p>
          </table:table-cell>
          <table:table-cell table:style-name="t16.B4" office:value-type="string">
            <text:p text:style-name="P3">$<text:span text:style-name="T8">16</text:span>-12</text:p>
          </table:table-cell>
          <table:covered-table-cell/>
        </table:table-row>
        <table:table-row>
          <table:table-cell table:style-name="t16.A4" office:value-type="string">
            <text:p text:style-name="P36">7,0 мЗв/ч</text:p>
          </table:table-cell>
          <table:table-cell table:style-name="t16.B4" office:value-type="string">
            <text:p text:style-name="P3">$<text:span text:style-name="T8">16</text:span>-03</text:p>
          </table:table-cell>
          <table:table-cell table:style-name="t16.B4" office:value-type="string">
            <text:p text:style-name="P3">$<text:span text:style-name="T8">16</text:span>-13</text:p>
          </table:table-cell>
          <table:covered-table-cell/>
        </table:table-row>
        <table:table-row table:style-name="t16.8">
          <table:table-cell table:style-name="t16.A8" office:value-type="string">
            <text:p text:style-name="P36"><text:span text:style-name="T1">70</text:span> мЗв/ч</text:p>
          </table:table-cell>
          <table:table-cell table:style-name="t16.B8" office:value-type="string">
            <text:p text:style-name="P3">$<text:span text:style-name="T8">16</text:span>-04</text:p>
          </table:table-cell>
          <table:table-cell table:style-name="t16.B8" office:value-type="string">
            <text:p text:style-name="P3">$<text:span text:style-name="T8">16</text:span>-14</text:p>
          </table:table-cell>
          <table:covered-table-cell/>
        </table:table-row>
      </table:table>
      <table:table table:name="t17" table:style-name="t17">
        <table:table-column table:style-name="t17.A" table:number-columns-repeated="3"/>
        <table:table-column table:style-name="t17.D"/>
        <text:soft-page-break/>
        <table:table-row>
          <table:table-cell table:style-name="t17.A1" table:number-columns-spanned="4" office:value-type="string">
            <text:p text:style-name="P22">Проверка основной относительной погрешности измерения мощности дозы с УД БОИ-4 зав. №<text:span text:style-name="T9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7.A2" table:number-rows-spanned="2" office:value-type="string">
            <text:p text:style-name="P27">Мощность дозы в контрольной точке</text:p>
          </table:table-cell>
          <table:table-cell table:style-name="t17.B2" table:number-rows-spanned="2" office:value-type="string">
            <text:p text:style-name="P20">Измерение мощности дозы в контрольной точке</text:p>
          </table:table-cell>
          <table:table-cell table:style-name="t1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7.C3" office:value-type="string">
            <text:p text:style-name="P1">при поверке</text:p>
          </table:table-cell>
          <table:table-cell table:style-name="t17.D3" office:value-type="string">
            <text:p text:style-name="P1">по ТУ, <text:line-break/>не более</text:p>
          </table:table-cell>
        </table:table-row>
        <table:table-row>
          <table:table-cell table:style-name="t17.A4" office:value-type="string">
            <text:p text:style-name="P36">70,0 мкЗв/ч</text:p>
          </table:table-cell>
          <table:table-cell table:style-name="t17.B4" office:value-type="string">
            <text:p text:style-name="P3">$<text:span text:style-name="T8">17</text:span>-00</text:p>
          </table:table-cell>
          <table:table-cell table:style-name="t17.B4" office:value-type="string">
            <text:p text:style-name="P3">$<text:span text:style-name="T8">17</text:span>-10</text:p>
          </table:table-cell>
          <table:table-cell table:style-name="t17.D4" table:number-rows-spanned="4" office:value-type="string">
            <text:p text:style-name="P1"><text:span text:style-name="T24"></text:span> <text:span text:style-name="T1">20</text:span></text:p>
          </table:table-cell>
        </table:table-row>
        <table:table-row>
          <table:table-cell table:style-name="t17.A4" office:value-type="string">
            <text:p text:style-name="P36">0,<text:span text:style-name="T1">7</text:span> мЗв/ч</text:p>
          </table:table-cell>
          <table:table-cell table:style-name="t17.B4" office:value-type="string">
            <text:p text:style-name="P3">$<text:span text:style-name="T8">17</text:span>-01</text:p>
          </table:table-cell>
          <table:table-cell table:style-name="t17.B4" office:value-type="string">
            <text:p text:style-name="P3">$<text:span text:style-name="T8">17</text:span>-11</text:p>
          </table:table-cell>
          <table:covered-table-cell/>
        </table:table-row>
        <table:table-row>
          <table:table-cell table:style-name="t17.A4" office:value-type="string">
            <text:p text:style-name="P36">7,0 мЗв/ч</text:p>
          </table:table-cell>
          <table:table-cell table:style-name="t17.B4" office:value-type="string">
            <text:p text:style-name="P3">$<text:span text:style-name="T8">17</text:span>-02</text:p>
          </table:table-cell>
          <table:table-cell table:style-name="t17.B4" office:value-type="string">
            <text:p text:style-name="P3">$<text:span text:style-name="T8">17</text:span>-12</text:p>
          </table:table-cell>
          <table:covered-table-cell/>
        </table:table-row>
        <table:table-row table:style-name="t17.7">
          <table:table-cell table:style-name="t17.A7" office:value-type="string">
            <text:p text:style-name="P36"><text:span text:style-name="T1">70</text:span> мЗв/ч</text:p>
          </table:table-cell>
          <table:table-cell table:style-name="t17.B7" office:value-type="string">
            <text:p text:style-name="P3">$<text:span text:style-name="T8">17</text:span>-03</text:p>
          </table:table-cell>
          <table:table-cell table:style-name="t17.B7" office:value-type="string">
            <text:p text:style-name="P3">$<text:span text:style-name="T8">17</text:span>-13</text:p>
          </table:table-cell>
          <table:covered-table-cell/>
        </table:table-row>
      </table:table>
      <table:table table:name="t18" table:style-name="t18">
        <table:table-column table:style-name="t18.A" table:number-columns-repeated="3"/>
        <table:table-column table:style-name="t18.D"/>
        <table:table-row>
          <table:table-cell table:style-name="t18.A1" table:number-columns-spanned="4" office:value-type="string">
            <text:p text:style-name="P22">Проверка основной относительной погрешности измерения мощности дозы с блоком БДКР-01 зав. №<text:span text:style-name="T9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8.A2" table:number-rows-spanned="2" office:value-type="string">
            <text:p text:style-name="P27">Мощность дозы в контрольной точке</text:p>
          </table:table-cell>
          <table:table-cell table:style-name="t18.B2" table:number-rows-spanned="2" office:value-type="string">
            <text:p text:style-name="P20">Измерение мощности дозы в контрольной точке</text:p>
          </table:table-cell>
          <table:table-cell table:style-name="t1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8.C3" office:value-type="string">
            <text:p text:style-name="P1">при поверке</text:p>
          </table:table-cell>
          <table:table-cell table:style-name="t18.D3" office:value-type="string">
            <text:p text:style-name="P1">по ТУ, <text:line-break/>не более</text:p>
          </table:table-cell>
        </table:table-row>
        <table:table-row>
          <table:table-cell table:style-name="t18.A4" office:value-type="string">
            <text:p text:style-name="P36"><text:span text:style-name="T8">0,07</text:span> мкЗв/ч</text:p>
          </table:table-cell>
          <table:table-cell table:style-name="t18.B4" office:value-type="string">
            <text:p text:style-name="P3">$<text:span text:style-name="T8">18</text:span>-00</text:p>
          </table:table-cell>
          <table:table-cell table:style-name="t18.B4" office:value-type="string">
            <text:p text:style-name="P3">$<text:span text:style-name="T8">18</text:span>-10</text:p>
          </table:table-cell>
          <table:table-cell table:style-name="t18.D4" table:number-rows-spanned="4" office:value-type="string">
            <text:p text:style-name="P1"><text:span text:style-name="T24"></text:span> <text:span text:style-name="T1">20</text:span></text:p>
          </table:table-cell>
        </table:table-row>
        <table:table-row>
          <table:table-cell table:style-name="t18.A4" office:value-type="string">
            <text:p text:style-name="P36"><text:span text:style-name="T8">0,7</text:span> мкЗв/ч</text:p>
          </table:table-cell>
          <table:table-cell table:style-name="t18.B4" office:value-type="string">
            <text:p text:style-name="P3">$<text:span text:style-name="T8">18</text:span>-01</text:p>
          </table:table-cell>
          <table:table-cell table:style-name="t18.B4" office:value-type="string">
            <text:p text:style-name="P3">$<text:span text:style-name="T8">18</text:span>-11</text:p>
          </table:table-cell>
          <table:covered-table-cell/>
        </table:table-row>
        <table:table-row>
          <table:table-cell table:style-name="t18.A4" office:value-type="string">
            <text:p text:style-name="P36"><text:span text:style-name="T8">7</text:span> мкЗв/ч</text:p>
          </table:table-cell>
          <table:table-cell table:style-name="t18.B4" office:value-type="string">
            <text:p text:style-name="P3">$<text:span text:style-name="T8">18</text:span>-02</text:p>
          </table:table-cell>
          <table:table-cell table:style-name="t18.B4" office:value-type="string">
            <text:p text:style-name="P3">$<text:span text:style-name="T8">18</text:span>-12</text:p>
          </table:table-cell>
          <table:covered-table-cell/>
        </table:table-row>
        <table:table-row table:style-name="t18.7">
          <table:table-cell table:style-name="t18.A7" office:value-type="string">
            <text:p text:style-name="P36"><text:span text:style-name="T8">70</text:span> мкЗв/ч</text:p>
          </table:table-cell>
          <table:table-cell table:style-name="t18.B7" office:value-type="string">
            <text:p text:style-name="P3">$<text:span text:style-name="T8">18</text:span>-03</text:p>
          </table:table-cell>
          <table:table-cell table:style-name="t18.B7" office:value-type="string">
            <text:p text:style-name="P3">$<text:span text:style-name="T8">18</text:span>-13</text:p>
          </table:table-cell>
          <table:covered-table-cell/>
        </table:table-row>
      </table:table>
      <table:table table:name="t19" table:style-name="t19">
        <table:table-column table:style-name="t19.A" table:number-columns-repeated="3"/>
        <table:table-column table:style-name="t19.D"/>
        <table:table-row>
          <table:table-cell table:style-name="t19.A1" table:number-columns-spanned="4" office:value-type="string">
            <text:p text:style-name="P22">Проверка основной относительной погрешности измерения плотности потока альфа излучения БДПС-02 зав. №<text:span text:style-name="T9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9.A2" table:number-rows-spanned="2" office:value-type="string">
            <text:p text:style-name="P34">Плотность потока в контрольной точке <text:span text:style-name="T23"></text:span><text:span text:style-name="T15">0</text:span><text:span text:style-name="T16">i</text:span>,</text:p>
            <text:p text:style-name="P34"><text:s/>мин<text:span text:style-name="T10">-1</text:span>·см<text:span text:style-name="T10">-2</text:span></text:p>
          </table:table-cell>
          <table:table-cell table:style-name="t19.B2" table:number-rows-spanned="2" office:value-type="string">
            <text:p text:style-name="P34">Измерение <text:span text:style-name="T8">плотности потока</text:span> в контрольной точке, <text:span text:style-name="T13"></text:span><text:span text:style-name="T16">i</text:span></text:p>
          </table:table-cell>
          <table:table-cell table:style-name="t19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9.C3" office:value-type="string">
            <text:p text:style-name="P1">при поверке</text:p>
          </table:table-cell>
          <table:table-cell table:style-name="t19.D3" office:value-type="string">
            <text:p text:style-name="P1">по ТУ, <text:line-break/>не более</text:p>
          </table:table-cell>
        </table:table-row>
        <table:table-row>
          <table:table-cell table:style-name="t19.A4" office:value-type="float" office:value="58.3">
            <text:p text:style-name="P35">58,3</text:p>
          </table:table-cell>
          <table:table-cell table:style-name="t19.B4" office:value-type="string">
            <text:p text:style-name="P3">$<text:span text:style-name="T8">19</text:span>-00</text:p>
          </table:table-cell>
          <table:table-cell table:style-name="t19.B4" office:value-type="string">
            <text:p text:style-name="P3">$<text:span text:style-name="T8">19</text:span>-10</text:p>
          </table:table-cell>
          <table:table-cell table:style-name="t19.D4" table:number-rows-spanned="5" office:value-type="string">
            <text:p text:style-name="P25"/>
          </table:table-cell>
        </table:table-row>
        <table:table-row>
          <table:table-cell table:style-name="t19.A4" office:value-type="float" office:value="743">
            <text:p text:style-name="P35">743</text:p>
          </table:table-cell>
          <table:table-cell table:style-name="t19.B4" office:value-type="string">
            <text:p text:style-name="P3">$<text:span text:style-name="T8">19</text:span>-01</text:p>
          </table:table-cell>
          <table:table-cell table:style-name="t19.B4" office:value-type="string">
            <text:p text:style-name="P3">$<text:span text:style-name="T8">19</text:span>-11</text:p>
          </table:table-cell>
          <table:covered-table-cell/>
        </table:table-row>
        <table:table-row>
          <table:table-cell table:style-name="t19.A4" office:value-type="float" office:value="6300">
            <text:p text:style-name="P35">6300</text:p>
          </table:table-cell>
          <table:table-cell table:style-name="t19.B4" office:value-type="string">
            <text:p text:style-name="P3">$<text:span text:style-name="T8">19</text:span>-02</text:p>
          </table:table-cell>
          <table:table-cell table:style-name="t19.B4" office:value-type="string">
            <text:p text:style-name="P3">$<text:span text:style-name="T8">19</text:span>-12</text:p>
          </table:table-cell>
          <table:covered-table-cell/>
        </table:table-row>
        <table:table-row>
          <table:table-cell table:style-name="t19.A4" office:value-type="float" office:value="60100">
            <text:p text:style-name="P35">60100</text:p>
          </table:table-cell>
          <table:table-cell table:style-name="t19.B4" office:value-type="string">
            <text:p text:style-name="P3">$<text:span text:style-name="T8">19</text:span>-03</text:p>
          </table:table-cell>
          <table:table-cell table:style-name="t19.B4" office:value-type="string">
            <text:p text:style-name="P3">$<text:span text:style-name="T8">19</text:span>-13</text:p>
          </table:table-cell>
          <table:covered-table-cell/>
        </table:table-row>
        <table:table-row table:style-name="t19.8">
          <table:table-cell table:style-name="t19.A8" office:value-type="float" office:value="186000">
            <text:p text:style-name="P35">186000</text:p>
          </table:table-cell>
          <table:table-cell table:style-name="t19.B8" office:value-type="string">
            <text:p text:style-name="P3">$<text:span text:style-name="T8">19</text:span>-04</text:p>
          </table:table-cell>
          <table:table-cell table:style-name="t19.B8" office:value-type="string">
            <text:p text:style-name="P3">$<text:span text:style-name="T8">19</text:span>-14</text:p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09-22T22:51:04.20</dc:date>
    <meta:editing-duration>P1DT9H24M43S</meta:editing-duration>
    <meta:editing-cycles>76</meta:editing-cycles>
    <meta:generator>OpenOffice/4.1.6$Win32 OpenOffice.org_project/416m1$Build-9790</meta:generator>
    <dc:creator>Squorpikkor </dc:creator>
    <meta:document-statistic meta:table-count="30" meta:image-count="0" meta:object-count="0" meta:page-count="10" meta:paragraph-count="565" meta:word-count="1520" meta:character-count="9788"/>
  </office:meta>
</office:document-meta>
</file>